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81d41a"/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24">
      <style:table-cell-properties fo:background-color="#f7d1d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4000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3in" svg:height="6.965in" svg:x="10.0299in" svg:y="0.5854in">
            <draw:object draw:notify-on-update-of-ranges="Sheet1.A4:Sheet1.A4 Sheet1.A5:Sheet1.A55 Sheet1.C4:Sheet1.C4 Sheet1.C5:Sheet1.C55 Sheet1.A4:Sheet1.A4 Sheet1.A5:Sheet1.A55 Sheet1.D4:Sheet1.D4 Sheet1.D5:Sheet1.D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9" office:value-type="float" office:value="0.001111285538" calcext:value-type="float">
            <text:p>0.0011112855380000</text:p>
          </table:table-cell>
          <table:table-cell/>
          <table:table-cell office:value-type="string" calcext:value-type="string">
            <text:p>Steinhart-Hart T</text:p>
          </table:table-cell>
          <table:table-cell office:value-type="string" calcext:value-type="string">
            <text:p>Inverse Steinhart H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en from Datasheet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9" office:value-type="float" office:value="0.0002371215953" calcext:value-type="float">
            <text:p>0.0002371215953000</text:p>
          </table:table-cell>
          <table:table-cell/>
          <table:table-cell table:style-name="Default"/>
          <table:table-cell office:value-type="string" calcext:value-type="string">
            <text:p>https://en.wikipedia.org/wiki/Steinhart%E2%80%93Hart_equ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100 10kOhm NT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9" office:value-type="float" office:value="0.00000007520676806" calcext:value-type="float">
            <text:p>0.0000000752067681</text:p>
          </table:table-cell>
          <table:table-cell office:value-type="string" calcext:value-type="string">
            <text:p>Total 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Resistance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Error</text:p>
          </table:table-cell>
          <table:table-cell table:style-name="ce5" table:formula="of:=SQRT(SUM([.E5:.E55]))" office:value-type="float" office:value="0.561942283772186" calcext:value-type="float">
            <text:p>0.561942283772186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A5]+273.15" office:value-type="float" office:value="273.15" calcext:value-type="float">
            <text:p>273.15</text:p>
          </table:table-cell>
          <table:table-cell table:style-name="ce2" office:value-type="float" office:value="32739.8" calcext:value-type="float">
            <text:p>32739.8</text:p>
          </table:table-cell>
          <table:table-cell table:style-name="ce3" table:formula="of:=EXP( ([.I5] - [.H5]/2)^(1/3) - ([.I5] + [.H5]/2)^(1/3)  )" office:value-type="float" office:value="32739.7999497774" calcext:value-type="float">
            <text:p>32739.7999497774</text:p>
          </table:table-cell>
          <table:table-cell table:formula="of:=([.D5]-[.C5])^2" office:value-type="float" office:value="0.0000000025223094889" calcext:value-type="float">
            <text:p>2.52230948890003E-09</text:p>
          </table:table-cell>
          <table:table-cell/>
          <table:table-cell table:style-name="ce3" table:formula="of:=1/([.$E$1]+[.$E$2]*LN([.C5])+[.$E$3]*LN([.C5])^3) -273.15" office:value-type="float" office:value="-0.00000002993022008013" calcext:value-type="float">
            <text:p>-2.993022008013E-08</text:p>
          </table:table-cell>
          <table:table-cell table:formula="of:=1/[.$E$3]*([.$E$1]-(1/([.B5])))" office:value-type="float" office:value="-33902.6214879061" calcext:value-type="float">
            <text:p>-33902.6214879061</text:p>
          </table:table-cell>
          <table:table-cell table:formula="of:=SQRT( ([.$E$2]/3/[.$E$3])^3 + [.H5]*[.H5]/4)" office:value-type="float" office:value="38055.2768064966" calcext:value-type="float">
            <text:p>38055.2768064966</text:p>
          </table:table-cell>
          <table:table-cell table:number-columns-repeated="1015"/>
        </table:table-row>
        <table:table-row table:style-name="ro1">
          <table:table-cell table:style-name="ce2" table:formula="of:=[.A5]+1" office:value-type="float" office:value="1" calcext:value-type="float">
            <text:p>1</text:p>
          </table:table-cell>
          <table:table-cell table:formula="of:=[.A6]+273.15" office:value-type="float" office:value="274.15" calcext:value-type="float">
            <text:p>274.15</text:p>
          </table:table-cell>
          <table:table-cell table:style-name="ce2" office:value-type="float" office:value="31109.2" calcext:value-type="float">
            <text:p>31109.2</text:p>
          </table:table-cell>
          <table:table-cell table:style-name="ce3" table:formula="of:=EXP( ([.I6] - [.H6]/2)^(1/3) - ([.I6] + [.H6]/2)^(1/3)  )" office:value-type="float" office:value="31109.1733262675" calcext:value-type="float">
            <text:p>31109.1733262675</text:p>
          </table:table-cell>
          <table:table-cell table:formula="of:=([.D6]-[.C6])^2" office:value-type="float" office:value="0.000711488005484633" calcext:value-type="float">
            <text:p>0.000711488005484633</text:p>
          </table:table-cell>
          <table:table-cell/>
          <table:table-cell table:style-name="ce3" table:formula="of:=1/([.$E$1]+[.$E$2]*LN([.C6])+[.$E$3]*LN([.C6])^3) -273.15" office:value-type="float" office:value="0.99998316323672" calcext:value-type="float">
            <text:p>0.99998316323672</text:p>
          </table:table-cell>
          <table:table-cell table:formula="of:=1/[.$E$3]*([.$E$1]-(1/([.A6]+273.15)))" office:value-type="float" office:value="-33725.0580196664" calcext:value-type="float">
            <text:p>-33725.0580196664</text:p>
          </table:table-cell>
          <table:table-cell table:formula="of:=SQRT( ([.$E$2]/3/[.$E$3])^3 + [.H6]*[.H6]/4)" office:value-type="float" office:value="38015.8130452117" calcext:value-type="float">
            <text:p>38015.8130452117</text:p>
          </table:table-cell>
          <table:table-cell table:number-columns-repeated="1015"/>
        </table:table-row>
        <table:table-row table:style-name="ro1">
          <table:table-cell table:style-name="ce2" table:formula="of:=[.A6]+1" office:value-type="float" office:value="2" calcext:value-type="float">
            <text:p>2</text:p>
          </table:table-cell>
          <table:table-cell table:formula="of:=[.A7]+273.15" office:value-type="float" office:value="275.15" calcext:value-type="float">
            <text:p>275.15</text:p>
          </table:table-cell>
          <table:table-cell table:style-name="ce2" office:value-type="float" office:value="29569.5" calcext:value-type="float">
            <text:p>29569.5</text:p>
          </table:table-cell>
          <table:table-cell table:style-name="ce3" table:formula="of:=EXP( ([.I7] - [.H7]/2)^(1/3) - ([.I7] + [.H7]/2)^(1/3)  )" office:value-type="float" office:value="29569.3749572604" calcext:value-type="float">
            <text:p>29569.3749572604</text:p>
          </table:table-cell>
          <table:table-cell table:formula="of:=([.D7]-[.C7])^2" office:value-type="float" office:value="0.015635686726863" calcext:value-type="float">
            <text:p>0.015635686726863</text:p>
          </table:table-cell>
          <table:table-cell/>
          <table:table-cell table:style-name="ce3" table:formula="of:=1/([.$E$1]+[.$E$2]*LN([.C7])+[.$E$3]*LN([.C7])^3) -273.15" office:value-type="float" office:value="1.99991643042245" calcext:value-type="float">
            <text:p>1.99991643042245</text:p>
          </table:table-cell>
          <table:table-cell table:formula="of:=1/[.$E$3]*([.$E$1]-(1/([.A7]+273.15)))" office:value-type="float" office:value="-33548.7852181048" calcext:value-type="float">
            <text:p>-33548.7852181048</text:p>
          </table:table-cell>
          <table:table-cell table:formula="of:=SQRT( ([.$E$2]/3/[.$E$3])^3 + [.H7]*[.H7]/4)" office:value-type="float" office:value="37976.8008695263" calcext:value-type="float">
            <text:p>37976.8008695263</text:p>
          </table:table-cell>
          <table:table-cell table:number-columns-repeated="1015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formula="of:=[.A8]+273.15" office:value-type="float" office:value="276.15" calcext:value-type="float">
            <text:p>276.15</text:p>
          </table:table-cell>
          <table:table-cell table:style-name="ce2" office:value-type="float" office:value="28115" calcext:value-type="float">
            <text:p>28115</text:p>
          </table:table-cell>
          <table:table-cell table:style-name="ce3" table:formula="of:=EXP( ([.I8] - [.H8]/2)^(1/3) - ([.I8] + [.H8]/2)^(1/3)  )" office:value-type="float" office:value="28114.8498952219" calcext:value-type="float">
            <text:p>28114.8498952219</text:p>
          </table:table-cell>
          <table:table-cell table:formula="of:=([.D8]-[.C8])^2" office:value-type="float" office:value="0.0225314444079898" calcext:value-type="float">
            <text:p>0.0225314444079898</text:p>
          </table:table-cell>
          <table:table-cell/>
          <table:table-cell table:style-name="ce3" table:formula="of:=1/([.$E$1]+[.$E$2]*LN([.C8])+[.$E$3]*LN([.C8])^3) -273.15" office:value-type="float" office:value="2.99989381764709" calcext:value-type="float">
            <text:p>2.99989381764709</text:p>
          </table:table-cell>
          <table:table-cell table:formula="of:=1/[.$E$3]*([.$E$1]-(1/([.A8]+273.15)))" office:value-type="float" office:value="-33373.7890618561" calcext:value-type="float">
            <text:p>-33373.7890618561</text:p>
          </table:table-cell>
          <table:table-cell table:formula="of:=SQRT( ([.$E$2]/3/[.$E$3])^3 + [.H8]*[.H8]/4)" office:value-type="float" office:value="37938.234091314" calcext:value-type="float">
            <text:p>37938.234091314</text:p>
          </table:table-cell>
          <table:table-cell table:number-columns-repeated="1015"/>
        </table:table-row>
        <table:table-row table:style-name="ro1">
          <table:table-cell table:style-name="ce2" table:formula="of:=[.A8]+1" office:value-type="float" office:value="4" calcext:value-type="float">
            <text:p>4</text:p>
          </table:table-cell>
          <table:table-cell table:formula="of:=[.A9]+273.15" office:value-type="float" office:value="277.15" calcext:value-type="float">
            <text:p>277.15</text:p>
          </table:table-cell>
          <table:table-cell table:style-name="ce2" office:value-type="float" office:value="26740.6" calcext:value-type="float">
            <text:p>26740.6</text:p>
          </table:table-cell>
          <table:table-cell table:style-name="ce3" table:formula="of:=EXP( ([.I9] - [.H9]/2)^(1/3) - ([.I9] + [.H9]/2)^(1/3)  )" office:value-type="float" office:value="26740.4114732971" calcext:value-type="float">
            <text:p>26740.4114732971</text:p>
          </table:table-cell>
          <table:table-cell table:formula="of:=([.D9]-[.C9])^2" office:value-type="float" office:value="0.0355423177060632" calcext:value-type="float">
            <text:p>0.0355423177060632</text:p>
          </table:table-cell>
          <table:table-cell/>
          <table:table-cell table:style-name="ce3" table:formula="of:=1/([.$E$1]+[.$E$2]*LN([.C9])+[.$E$3]*LN([.C9])^3) -273.15" office:value-type="float" office:value="3.99985889169142" calcext:value-type="float">
            <text:p>3.99985889169142</text:p>
          </table:table-cell>
          <table:table-cell table:formula="of:=1/[.$E$3]*([.$E$1]-(1/([.A9]+273.15)))" office:value-type="float" office:value="-33200.0557319197" calcext:value-type="float">
            <text:p>-33200.0557319197</text:p>
          </table:table-cell>
          <table:table-cell table:formula="of:=SQRT( ([.$E$2]/3/[.$E$3])^3 + [.H9]*[.H9]/4)" office:value-type="float" office:value="37900.1066229591" calcext:value-type="float">
            <text:p>37900.1066229591</text:p>
          </table:table-cell>
          <table:table-cell table:number-columns-repeated="1015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formula="of:=[.A10]+273.15" office:value-type="float" office:value="278.15" calcext:value-type="float">
            <text:p>278.15</text:p>
          </table:table-cell>
          <table:table-cell table:style-name="ce2" office:value-type="float" office:value="25441.4" calcext:value-type="float">
            <text:p>25441.4</text:p>
          </table:table-cell>
          <table:table-cell table:style-name="ce3" table:formula="of:=EXP( ([.I10] - [.H10]/2)^(1/3) - ([.I10] + [.H10]/2)^(1/3)  )" office:value-type="float" office:value="25441.2150879085" calcext:value-type="float">
            <text:p>25441.2150879085</text:p>
          </table:table-cell>
          <table:table-cell table:formula="of:=([.D10]-[.C10])^2" office:value-type="float" office:value="0.034192481584038" calcext:value-type="float">
            <text:p>0.034192481584038</text:p>
          </table:table-cell>
          <table:table-cell/>
          <table:table-cell table:style-name="ce3" table:formula="of:=1/([.$E$1]+[.$E$2]*LN([.C10])+[.$E$3]*LN([.C10])^3) -273.15" office:value-type="float" office:value="4.99985360626664" calcext:value-type="float">
            <text:p>4.99985360626664</text:p>
          </table:table-cell>
          <table:table-cell table:formula="of:=1/[.$E$3]*([.$E$1]-(1/([.A10]+273.15)))" office:value-type="float" office:value="-33027.5716080229" calcext:value-type="float">
            <text:p>-33027.5716080229</text:p>
          </table:table-cell>
          <table:table-cell table:formula="of:=SQRT( ([.$E$2]/3/[.$E$3])^3 + [.H10]*[.H10]/4)" office:value-type="float" office:value="37862.412475459" calcext:value-type="float">
            <text:p>37862.412475459</text:p>
          </table:table-cell>
          <table:table-cell table:number-columns-repeated="1015"/>
        </table:table-row>
        <table:table-row table:style-name="ro1">
          <table:table-cell table:style-name="ce2" table:formula="of:=[.A10]+1" office:value-type="float" office:value="6" calcext:value-type="float">
            <text:p>6</text:p>
          </table:table-cell>
          <table:table-cell table:formula="of:=[.A11]+273.15" office:value-type="float" office:value="279.15" calcext:value-type="float">
            <text:p>279.15</text:p>
          </table:table-cell>
          <table:table-cell table:style-name="ce2" office:value-type="float" office:value="24212.9" calcext:value-type="float">
            <text:p>24212.9</text:p>
          </table:table-cell>
          <table:table-cell table:style-name="ce3" table:formula="of:=EXP( ([.I11] - [.H11]/2)^(1/3) - ([.I11] + [.H11]/2)^(1/3)  )" office:value-type="float" office:value="24212.7339706665" calcext:value-type="float">
            <text:p>24212.7339706665</text:p>
          </table:table-cell>
          <table:table-cell table:formula="of:=([.D11]-[.C11])^2" office:value-type="float" office:value="0.0275657395827111" calcext:value-type="float">
            <text:p>0.0275657395827111</text:p>
          </table:table-cell>
          <table:table-cell/>
          <table:table-cell table:style-name="ce3" table:formula="of:=1/([.$E$1]+[.$E$2]*LN([.C11])+[.$E$3]*LN([.C11])^3) -273.15" office:value-type="float" office:value="5.99986101238846" calcext:value-type="float">
            <text:p>5.99986101238846</text:p>
          </table:table-cell>
          <table:table-cell table:formula="of:=1/[.$E$3]*([.$E$1]-(1/([.A11]+273.15)))" office:value-type="float" office:value="-32856.3232650602" calcext:value-type="float">
            <text:p>-32856.3232650602</text:p>
          </table:table-cell>
          <table:table-cell table:formula="of:=SQRT( ([.$E$2]/3/[.$E$3])^3 + [.H11]*[.H11]/4)" office:value-type="float" office:value="37825.1457565672" calcext:value-type="float">
            <text:p>37825.1457565672</text:p>
          </table:table-cell>
          <table:table-cell table:number-columns-repeated="1015"/>
        </table:table-row>
        <table:table-row table:style-name="ro1">
          <table:table-cell table:style-name="ce2" table:formula="of:=[.A11]+1" office:value-type="float" office:value="7" calcext:value-type="float">
            <text:p>7</text:p>
          </table:table-cell>
          <table:table-cell table:formula="of:=[.A12]+273.15" office:value-type="float" office:value="280.15" calcext:value-type="float">
            <text:p>280.15</text:p>
          </table:table-cell>
          <table:table-cell table:style-name="ce2" office:value-type="float" office:value="23050.9" calcext:value-type="float">
            <text:p>23050.9</text:p>
          </table:table-cell>
          <table:table-cell table:style-name="ce3" table:formula="of:=EXP( ([.I12] - [.H12]/2)^(1/3) - ([.I12] + [.H12]/2)^(1/3)  )" office:value-type="float" office:value="23050.7367896524" calcext:value-type="float">
            <text:p>23050.7367896524</text:p>
          </table:table-cell>
          <table:table-cell table:formula="of:=([.D12]-[.C12])^2" office:value-type="float" office:value="0.0266376175638426" calcext:value-type="float">
            <text:p>0.0266376175638426</text:p>
          </table:table-cell>
          <table:table-cell/>
          <table:table-cell table:style-name="ce3" table:formula="of:=1/([.$E$1]+[.$E$2]*LN([.C12])+[.$E$3]*LN([.C12])^3) -273.15" office:value-type="float" office:value="6.99985557890949" calcext:value-type="float">
            <text:p>6.99985557890949</text:p>
          </table:table-cell>
          <table:table-cell table:formula="of:=1/[.$E$3]*([.$E$1]-(1/([.A12]+273.15)))" office:value-type="float" office:value="-32686.2974696112" calcext:value-type="float">
            <text:p>-32686.2974696112</text:p>
          </table:table-cell>
          <table:table-cell table:formula="of:=SQRT( ([.$E$2]/3/[.$E$3])^3 + [.H12]*[.H12]/4)" office:value-type="float" office:value="37788.3006689769" calcext:value-type="float">
            <text:p>37788.3006689769</text:p>
          </table:table-cell>
          <table:table-cell table:number-columns-repeated="1015"/>
        </table:table-row>
        <table:table-row table:style-name="ro1">
          <table:table-cell table:style-name="ce2" table:formula="of:=[.A12]+1" office:value-type="float" office:value="8" calcext:value-type="float">
            <text:p>8</text:p>
          </table:table-cell>
          <table:table-cell table:formula="of:=[.A13]+273.15" office:value-type="float" office:value="281.15" calcext:value-type="float">
            <text:p>281.15</text:p>
          </table:table-cell>
          <table:table-cell table:style-name="ce2" office:value-type="float" office:value="21951.4" calcext:value-type="float">
            <text:p>21951.4</text:p>
          </table:table-cell>
          <table:table-cell table:style-name="ce3" table:formula="of:=EXP( ([.I13] - [.H13]/2)^(1/3) - ([.I13] + [.H13]/2)^(1/3)  )" office:value-type="float" office:value="21951.2669337025" calcext:value-type="float">
            <text:p>21951.2669337025</text:p>
          </table:table-cell>
          <table:table-cell table:formula="of:=([.D13]-[.C13])^2" office:value-type="float" office:value="0.0177066395307578" calcext:value-type="float">
            <text:p>0.0177066395307578</text:p>
          </table:table-cell>
          <table:table-cell/>
          <table:table-cell table:style-name="ce3" table:formula="of:=1/([.$E$1]+[.$E$2]*LN([.C13])+[.$E$3]*LN([.C13])^3) -273.15" office:value-type="float" office:value="7.99987557663746" calcext:value-type="float">
            <text:p>7.99987557663746</text:p>
          </table:table-cell>
          <table:table-cell table:formula="of:=1/[.$E$3]*([.$E$1]-(1/([.A13]+273.15)))" office:value-type="float" office:value="-32517.4811765306" calcext:value-type="float">
            <text:p>-32517.4811765306</text:p>
          </table:table-cell>
          <table:table-cell table:formula="of:=SQRT( ([.$E$2]/3/[.$E$3])^3 + [.H13]*[.H13]/4)" office:value-type="float" office:value="37751.8715085428" calcext:value-type="float">
            <text:p>37751.8715085428</text:p>
          </table:table-cell>
          <table:table-cell table:number-columns-repeated="1015"/>
        </table:table-row>
        <table:table-row table:style-name="ro1">
          <table:table-cell table:style-name="ce2" table:formula="of:=[.A13]+1" office:value-type="float" office:value="9" calcext:value-type="float">
            <text:p>9</text:p>
          </table:table-cell>
          <table:table-cell table:formula="of:=[.A14]+273.15" office:value-type="float" office:value="282.15" calcext:value-type="float">
            <text:p>282.15</text:p>
          </table:table-cell>
          <table:table-cell table:style-name="ce2" office:value-type="float" office:value="20910.8" calcext:value-type="float">
            <text:p>20910.8</text:p>
          </table:table-cell>
          <table:table-cell table:style-name="ce3" table:formula="of:=EXP( ([.I14] - [.H14]/2)^(1/3) - ([.I14] + [.H14]/2)^(1/3)  )" office:value-type="float" office:value="20910.623345666" calcext:value-type="float">
            <text:p>20910.623345666</text:p>
          </table:table-cell>
          <table:table-cell table:formula="of:=([.D14]-[.C14])^2" office:value-type="float" office:value="0.0312067537203328" calcext:value-type="float">
            <text:p>0.0312067537203328</text:p>
          </table:table-cell>
          <table:table-cell/>
          <table:table-cell table:style-name="ce3" table:formula="of:=1/([.$E$1]+[.$E$2]*LN([.C14])+[.$E$3]*LN([.C14])^3) -273.15" office:value-type="float" office:value="8.9998255108448" calcext:value-type="float">
            <text:p>8.9998255108448</text:p>
          </table:table-cell>
          <table:table-cell table:formula="of:=1/[.$E$3]*([.$E$1]-(1/([.A14]+273.15)))" office:value-type="float" office:value="-32349.8615256125" calcext:value-type="float">
            <text:p>-32349.8615256125</text:p>
          </table:table-cell>
          <table:table-cell table:formula="of:=SQRT( ([.$E$2]/3/[.$E$3])^3 + [.H14]*[.H14]/4)" office:value-type="float" office:value="37715.8526625423" calcext:value-type="float">
            <text:p>37715.8526625423</text:p>
          </table:table-cell>
          <table:table-cell table:number-columns-repeated="1015"/>
        </table:table-row>
        <table:table-row table:style-name="ro1">
          <table:table-cell table:style-name="ce2" table:formula="of:=[.A14]+1" office:value-type="float" office:value="10" calcext:value-type="float">
            <text:p>10</text:p>
          </table:table-cell>
          <table:table-cell table:formula="of:=[.A15]+273.15" office:value-type="float" office:value="283.15" calcext:value-type="float">
            <text:p>283.15</text:p>
          </table:table-cell>
          <table:table-cell table:style-name="ce2" office:value-type="float" office:value="19925.5" calcext:value-type="float">
            <text:p>19925.5</text:p>
          </table:table-cell>
          <table:table-cell table:style-name="ce3" table:formula="of:=EXP( ([.I15] - [.H15]/2)^(1/3) - ([.I15] + [.H15]/2)^(1/3)  )" office:value-type="float" office:value="19925.3427818675" calcext:value-type="float">
            <text:p>19925.3427818675</text:p>
          </table:table-cell>
          <table:table-cell table:formula="of:=([.D15]-[.C15])^2" office:value-type="float" office:value="0.0247175411865079" calcext:value-type="float">
            <text:p>0.0247175411865079</text:p>
          </table:table-cell>
          <table:table-cell/>
          <table:table-cell table:style-name="ce3" table:formula="of:=1/([.$E$1]+[.$E$2]*LN([.C15])+[.$E$3]*LN([.C15])^3) -273.15" office:value-type="float" office:value="9.99983600931671" calcext:value-type="float">
            <text:p>9.99983600931671</text:p>
          </table:table-cell>
          <table:table-cell table:formula="of:=1/[.$E$3]*([.$E$1]-(1/([.A15]+273.15)))" office:value-type="float" office:value="-32183.4258383245" calcext:value-type="float">
            <text:p>-32183.4258383245</text:p>
          </table:table-cell>
          <table:table-cell table:formula="of:=SQRT( ([.$E$2]/3/[.$E$3])^3 + [.H15]*[.H15]/4)" office:value-type="float" office:value="37680.2386079727" calcext:value-type="float">
            <text:p>37680.2386079727</text:p>
          </table:table-cell>
          <table:table-cell table:number-columns-repeated="1015"/>
        </table:table-row>
        <table:table-row table:style-name="ro1">
          <table:table-cell table:style-name="ce2" table:formula="of:=[.A15]+1" office:value-type="float" office:value="11" calcext:value-type="float">
            <text:p>11</text:p>
          </table:table-cell>
          <table:table-cell table:formula="of:=[.A16]+273.15" office:value-type="float" office:value="284.15" calcext:value-type="float">
            <text:p>284.15</text:p>
          </table:table-cell>
          <table:table-cell table:style-name="ce2" office:value-type="float" office:value="18992.3" calcext:value-type="float">
            <text:p>18992.3</text:p>
          </table:table-cell>
          <table:table-cell table:style-name="ce3" table:formula="of:=EXP( ([.I16] - [.H16]/2)^(1/3) - ([.I16] + [.H16]/2)^(1/3)  )" office:value-type="float" office:value="18992.1833852703" calcext:value-type="float">
            <text:p>18992.1833852703</text:p>
          </table:table-cell>
          <table:table-cell table:formula="of:=([.D16]-[.C16])^2" office:value-type="float" office:value="0.0135989951831939" calcext:value-type="float">
            <text:p>0.0135989951831939</text:p>
          </table:table-cell>
          <table:table-cell/>
          <table:table-cell table:style-name="ce3" table:formula="of:=1/([.$E$1]+[.$E$2]*LN([.C16])+[.$E$3]*LN([.C16])^3) -273.15" office:value-type="float" office:value="10.9998715881109" calcext:value-type="float">
            <text:p>10.9998715881109</text:p>
          </table:table-cell>
          <table:table-cell table:formula="of:=1/[.$E$3]*([.$E$1]-(1/([.A16]+273.15)))" office:value-type="float" office:value="-32018.1616146105" calcext:value-type="float">
            <text:p>-32018.1616146105</text:p>
          </table:table-cell>
          <table:table-cell table:formula="of:=SQRT( ([.$E$2]/3/[.$E$3])^3 + [.H16]*[.H16]/4)" office:value-type="float" office:value="37645.0239098855" calcext:value-type="float">
            <text:p>37645.0239098855</text:p>
          </table:table-cell>
          <table:table-cell table:number-columns-repeated="1015"/>
        </table:table-row>
        <table:table-row table:style-name="ro1">
          <table:table-cell table:style-name="ce2" table:formula="of:=[.A16]+1" office:value-type="float" office:value="12" calcext:value-type="float">
            <text:p>12</text:p>
          </table:table-cell>
          <table:table-cell table:formula="of:=[.A17]+273.15" office:value-type="float" office:value="285.15" calcext:value-type="float">
            <text:p>285.15</text:p>
          </table:table-cell>
          <table:table-cell table:style-name="ce2" office:value-type="float" office:value="18108.2" calcext:value-type="float">
            <text:p>18108.2</text:p>
          </table:table-cell>
          <table:table-cell table:style-name="ce3" table:formula="of:=EXP( ([.I17] - [.H17]/2)^(1/3) - ([.I17] + [.H17]/2)^(1/3)  )" office:value-type="float" office:value="18108.1094691939" calcext:value-type="float">
            <text:p>18108.1094691939</text:p>
          </table:table-cell>
          <table:table-cell table:formula="of:=([.D17]-[.C17])^2" office:value-type="float" office:value="0.0081958268532995" calcext:value-type="float">
            <text:p>0.0081958268532995</text:p>
          </table:table-cell>
          <table:table-cell/>
          <table:table-cell table:style-name="ce3" table:formula="of:=1/([.$E$1]+[.$E$2]*LN([.C17])+[.$E$3]*LN([.C17])^3) -273.15" office:value-type="float" office:value="11.9998947923985" calcext:value-type="float">
            <text:p>11.9998947923985</text:p>
          </table:table-cell>
          <table:table-cell table:formula="of:=1/[.$E$3]*([.$E$1]-(1/([.A17]+273.15)))" office:value-type="float" office:value="-31854.0565297619" calcext:value-type="float">
            <text:p>-31854.0565297619</text:p>
          </table:table-cell>
          <table:table-cell table:formula="of:=SQRT( ([.$E$2]/3/[.$E$3])^3 + [.H17]*[.H17]/4)" office:value-type="float" office:value="37610.2032197559" calcext:value-type="float">
            <text:p>37610.2032197559</text:p>
          </table:table-cell>
          <table:table-cell table:number-columns-repeated="1015"/>
        </table:table-row>
        <table:table-row table:style-name="ro1">
          <table:table-cell table:style-name="ce2" table:formula="of:=[.A17]+1" office:value-type="float" office:value="13" calcext:value-type="float">
            <text:p>13</text:p>
          </table:table-cell>
          <table:table-cell table:formula="of:=[.A18]+273.15" office:value-type="float" office:value="286.15" calcext:value-type="float">
            <text:p>286.15</text:p>
          </table:table-cell>
          <table:table-cell table:style-name="ce2" office:value-type="float" office:value="17270.4" calcext:value-type="float">
            <text:p>17270.4</text:p>
          </table:table-cell>
          <table:table-cell table:style-name="ce3" table:formula="of:=EXP( ([.I18] - [.H18]/2)^(1/3) - ([.I18] + [.H18]/2)^(1/3)  )" office:value-type="float" office:value="17270.2774169893" calcext:value-type="float">
            <text:p>17270.2774169893</text:p>
          </table:table-cell>
          <table:table-cell table:formula="of:=([.D18]-[.C18])^2" office:value-type="float" office:value="0.0150265945130702" calcext:value-type="float">
            <text:p>0.0150265945130702</text:p>
          </table:table-cell>
          <table:table-cell/>
          <table:table-cell table:style-name="ce3" table:formula="of:=1/([.$E$1]+[.$E$2]*LN([.C18])+[.$E$3]*LN([.C18])^3) -273.15" office:value-type="float" office:value="12.9998497051601" calcext:value-type="float">
            <text:p>12.9998497051601</text:p>
          </table:table-cell>
          <table:table-cell table:formula="of:=1/[.$E$3]*([.$E$1]-(1/([.A18]+273.15)))" office:value-type="float" office:value="-31691.0984313528" calcext:value-type="float">
            <text:p>-31691.0984313528</text:p>
          </table:table-cell>
          <table:table-cell table:formula="of:=SQRT( ([.$E$2]/3/[.$E$3])^3 + [.H18]*[.H18]/4)" office:value-type="float" office:value="37575.7712738866" calcext:value-type="float">
            <text:p>37575.7712738866</text:p>
          </table:table-cell>
          <table:table-cell table:number-columns-repeated="1015"/>
        </table:table-row>
        <table:table-row table:style-name="ro1">
          <table:table-cell table:style-name="ce2" table:formula="of:=[.A18]+1" office:value-type="float" office:value="14" calcext:value-type="float">
            <text:p>14</text:p>
          </table:table-cell>
          <table:table-cell table:formula="of:=[.A19]+273.15" office:value-type="float" office:value="287.15" calcext:value-type="float">
            <text:p>287.15</text:p>
          </table:table-cell>
          <table:table-cell table:style-name="ce2" office:value-type="float" office:value="16476.1" calcext:value-type="float">
            <text:p>16476.1</text:p>
          </table:table-cell>
          <table:table-cell table:style-name="ce3" table:formula="of:=EXP( ([.I19] - [.H19]/2)^(1/3) - ([.I19] + [.H19]/2)^(1/3)  )" office:value-type="float" office:value="16476.02261087" calcext:value-type="float">
            <text:p>16476.02261087</text:p>
          </table:table-cell>
          <table:table-cell table:formula="of:=([.D19]-[.C19])^2" office:value-type="float" office:value="0.00598907744180941" calcext:value-type="float">
            <text:p>0.00598907744180941</text:p>
          </table:table-cell>
          <table:table-cell/>
          <table:table-cell table:style-name="ce3" table:formula="of:=1/([.$E$1]+[.$E$2]*LN([.C19])+[.$E$3]*LN([.C19])^3) -273.15" office:value-type="float" office:value="13.9998999253665" calcext:value-type="float">
            <text:p>13.9998999253665</text:p>
          </table:table-cell>
          <table:table-cell table:formula="of:=1/[.$E$3]*([.$E$1]-(1/([.A19]+273.15)))" office:value-type="float" office:value="-31529.275336241" calcext:value-type="float">
            <text:p>-31529.275336241</text:p>
          </table:table-cell>
          <table:table-cell table:formula="of:=SQRT( ([.$E$2]/3/[.$E$3])^3 + [.H19]*[.H19]/4)" office:value-type="float" office:value="37541.7228918459" calcext:value-type="float">
            <text:p>37541.7228918459</text:p>
          </table:table-cell>
          <table:table-cell table:number-columns-repeated="1015"/>
        </table:table-row>
        <table:table-row table:style-name="ro1">
          <table:table-cell table:style-name="ce2" table:formula="of:=[.A19]+1" office:value-type="float" office:value="15" calcext:value-type="float">
            <text:p>15</text:p>
          </table:table-cell>
          <table:table-cell table:formula="of:=[.A20]+273.15" office:value-type="float" office:value="288.15" calcext:value-type="float">
            <text:p>288.15</text:p>
          </table:table-cell>
          <table:table-cell table:style-name="ce2" office:value-type="float" office:value="15722.9" calcext:value-type="float">
            <text:p>15722.9</text:p>
          </table:table-cell>
          <table:table-cell table:style-name="ce3" table:formula="of:=EXP( ([.I20] - [.H20]/2)^(1/3) - ([.I20] + [.H20]/2)^(1/3)  )" office:value-type="float" office:value="15722.8473102241" calcext:value-type="float">
            <text:p>15722.8473102241</text:p>
          </table:table-cell>
          <table:table-cell table:formula="of:=([.D20]-[.C20])^2" office:value-type="float" office:value="0.00277621248430005" calcext:value-type="float">
            <text:p>0.00277621248430005</text:p>
          </table:table-cell>
          <table:table-cell/>
          <table:table-cell table:style-name="ce3" table:formula="of:=1/([.$E$1]+[.$E$2]*LN([.C20])+[.$E$3]*LN([.C20])^3) -273.15" office:value-type="float" office:value="14.9999281597829" calcext:value-type="float">
            <text:p>14.9999281597829</text:p>
          </table:table-cell>
          <table:table-cell table:formula="of:=1/[.$E$3]*([.$E$1]-(1/([.A20]+273.15)))" office:value-type="float" office:value="-31368.5754276301" calcext:value-type="float">
            <text:p>-31368.5754276301</text:p>
          </table:table-cell>
          <table:table-cell table:formula="of:=SQRT( ([.$E$2]/3/[.$E$3])^3 + [.H20]*[.H20]/4)" office:value-type="float" office:value="37508.0529749379" calcext:value-type="float">
            <text:p>37508.0529749379</text:p>
          </table:table-cell>
          <table:table-cell table:number-columns-repeated="1015"/>
        </table:table-row>
        <table:table-row table:style-name="ro1">
          <table:table-cell table:style-name="ce2" table:formula="of:=[.A20]+1" office:value-type="float" office:value="16" calcext:value-type="float">
            <text:p>16</text:p>
          </table:table-cell>
          <table:table-cell table:formula="of:=[.A21]+273.15" office:value-type="float" office:value="289.15" calcext:value-type="float">
            <text:p>289.15</text:p>
          </table:table-cell>
          <table:table-cell table:style-name="ce2" office:value-type="float" office:value="15008.5" calcext:value-type="float">
            <text:p>15008.5</text:p>
          </table:table-cell>
          <table:table-cell table:style-name="ce3" table:formula="of:=EXP( ([.I21] - [.H21]/2)^(1/3) - ([.I21] + [.H21]/2)^(1/3)  )" office:value-type="float" office:value="15008.409406242" calcext:value-type="float">
            <text:p>15008.409406242</text:p>
          </table:table-cell>
          <table:table-cell table:formula="of:=([.D21]-[.C21])^2" office:value-type="float" office:value="0.00820722898841013" calcext:value-type="float">
            <text:p>0.00820722898841013</text:p>
          </table:table-cell>
          <table:table-cell/>
          <table:table-cell table:style-name="ce3" table:formula="of:=1/([.$E$1]+[.$E$2]*LN([.C21])+[.$E$3]*LN([.C21])^3) -273.15" office:value-type="float" office:value="15.9998698020392" calcext:value-type="float">
            <text:p>15.9998698020392</text:p>
          </table:table-cell>
          <table:table-cell table:formula="of:=1/[.$E$3]*([.$E$1]-(1/([.A21]+273.15)))" office:value-type="float" office:value="-31208.987052193" calcext:value-type="float">
            <text:p>-31208.987052193</text:p>
          </table:table-cell>
          <table:table-cell table:formula="of:=SQRT( ([.$E$2]/3/[.$E$3])^3 + [.H21]*[.H21]/4)" office:value-type="float" office:value="37474.7565047061" calcext:value-type="float">
            <text:p>37474.7565047061</text:p>
          </table:table-cell>
          <table:table-cell table:number-columns-repeated="1015"/>
        </table:table-row>
        <table:table-row table:style-name="ro1">
          <table:table-cell table:style-name="ce2" table:formula="of:=[.A21]+1" office:value-type="float" office:value="17" calcext:value-type="float">
            <text:p>17</text:p>
          </table:table-cell>
          <table:table-cell table:formula="of:=[.A22]+273.15" office:value-type="float" office:value="290.15" calcext:value-type="float">
            <text:p>290.15</text:p>
          </table:table-cell>
          <table:table-cell table:style-name="ce2" office:value-type="float" office:value="14330.6" calcext:value-type="float">
            <text:p>14330.6</text:p>
          </table:table-cell>
          <table:table-cell table:style-name="ce3" table:formula="of:=EXP( ([.I22] - [.H22]/2)^(1/3) - ([.I22] + [.H22]/2)^(1/3)  )" office:value-type="float" office:value="14330.5119856454" calcext:value-type="float">
            <text:p>14330.5119856454</text:p>
          </table:table-cell>
          <table:table-cell table:formula="of:=([.D22]-[.C22])^2" office:value-type="float" office:value="0.00774652661567054" calcext:value-type="float">
            <text:p>0.00774652661567054</text:p>
          </table:table-cell>
          <table:table-cell/>
          <table:table-cell table:style-name="ce3" table:formula="of:=1/([.$E$1]+[.$E$2]*LN([.C22])+[.$E$3]*LN([.C22])^3) -273.15" office:value-type="float" office:value="16.9998667110453" calcext:value-type="float">
            <text:p>16.9998667110453</text:p>
          </table:table-cell>
          <table:table-cell table:formula="of:=1/[.$E$3]*([.$E$1]-(1/([.A22]+273.15)))" office:value-type="float" office:value="-31050.4987172553" calcext:value-type="float">
            <text:p>-31050.4987172553</text:p>
          </table:table-cell>
          <table:table-cell table:formula="of:=SQRT( ([.$E$2]/3/[.$E$3])^3 + [.H22]*[.H22]/4)" office:value-type="float" office:value="37441.8285414667" calcext:value-type="float">
            <text:p>37441.8285414667</text:p>
          </table:table-cell>
          <table:table-cell table:number-columns-repeated="1015"/>
        </table:table-row>
        <table:table-row table:style-name="ro1">
          <table:table-cell table:style-name="ce2" table:formula="of:=[.A22]+1" office:value-type="float" office:value="18" calcext:value-type="float">
            <text:p>18</text:p>
          </table:table-cell>
          <table:table-cell table:formula="of:=[.A23]+273.15" office:value-type="float" office:value="291.15" calcext:value-type="float">
            <text:p>291.15</text:p>
          </table:table-cell>
          <table:table-cell table:style-name="ce2" office:value-type="float" office:value="13687.1" calcext:value-type="float">
            <text:p>13687.1</text:p>
          </table:table-cell>
          <table:table-cell table:style-name="ce3" table:formula="of:=EXP( ([.I23] - [.H23]/2)^(1/3) - ([.I23] + [.H23]/2)^(1/3)  )" office:value-type="float" office:value="13687.0936417453" calcext:value-type="float">
            <text:p>13687.0936417453</text:p>
          </table:table-cell>
          <table:table-cell table:formula="of:=([.D23]-[.C23])^2" office:value-type="float" office:value="0.0000404274028415058" calcext:value-type="float">
            <text:p>4.04274028415058E-05</text:p>
          </table:table-cell>
          <table:table-cell/>
          <table:table-cell table:style-name="ce3" table:formula="of:=1/([.$E$1]+[.$E$2]*LN([.C23])+[.$E$3]*LN([.C23])^3) -273.15" office:value-type="float" office:value="17.9999898565583" calcext:value-type="float">
            <text:p>17.9999898565583</text:p>
          </table:table-cell>
          <table:table-cell table:formula="of:=1/[.$E$3]*([.$E$1]-(1/([.A23]+273.15)))" office:value-type="float" office:value="-30893.0990880358" calcext:value-type="float">
            <text:p>-30893.0990880358</text:p>
          </table:table-cell>
          <table:table-cell table:formula="of:=SQRT( ([.$E$2]/3/[.$E$3])^3 + [.H23]*[.H23]/4)" office:value-type="float" office:value="37409.2642228743" calcext:value-type="float">
            <text:p>37409.2642228743</text:p>
          </table:table-cell>
          <table:table-cell table:number-columns-repeated="1015"/>
        </table:table-row>
        <table:table-row table:style-name="ro1">
          <table:table-cell table:style-name="ce2" table:formula="of:=[.A23]+1" office:value-type="float" office:value="19" calcext:value-type="float">
            <text:p>19</text:p>
          </table:table-cell>
          <table:table-cell table:formula="of:=[.A24]+273.15" office:value-type="float" office:value="292.15" calcext:value-type="float">
            <text:p>292.15</text:p>
          </table:table-cell>
          <table:table-cell table:style-name="ce2" office:value-type="float" office:value="13076.3" calcext:value-type="float">
            <text:p>13076.3</text:p>
          </table:table-cell>
          <table:table-cell table:style-name="ce3" table:formula="of:=EXP( ([.I24] - [.H24]/2)^(1/3) - ([.I24] + [.H24]/2)^(1/3)  )" office:value-type="float" office:value="13076.2194760347" calcext:value-type="float">
            <text:p>13076.2194760347</text:p>
          </table:table-cell>
          <table:table-cell table:formula="of:=([.D24]-[.C24])^2" office:value-type="float" office:value="0.00648410898763837" calcext:value-type="float">
            <text:p>0.00648410898763837</text:p>
          </table:table-cell>
          <table:table-cell/>
          <table:table-cell table:style-name="ce3" table:formula="of:=1/([.$E$1]+[.$E$2]*LN([.C24])+[.$E$3]*LN([.C24])^3) -273.15" office:value-type="float" office:value="18.9998647154405" calcext:value-type="float">
            <text:p>18.9998647154405</text:p>
          </table:table-cell>
          <table:table-cell table:formula="of:=1/[.$E$3]*([.$E$1]-(1/([.A24]+273.15)))" office:value-type="float" office:value="-30736.7769849448" calcext:value-type="float">
            <text:p>-30736.7769849448</text:p>
          </table:table-cell>
          <table:table-cell table:formula="of:=SQRT( ([.$E$2]/3/[.$E$3])^3 + [.H24]*[.H24]/4)" office:value-type="float" office:value="37377.0587625161" calcext:value-type="float">
            <text:p>37377.0587625161</text:p>
          </table:table-cell>
          <table:table-cell table:number-columns-repeated="1015"/>
        </table:table-row>
        <table:table-row table:style-name="ro1">
          <table:table-cell table:style-name="ce2" table:formula="of:=[.A24]+1" office:value-type="float" office:value="20" calcext:value-type="float">
            <text:p>20</text:p>
          </table:table-cell>
          <table:table-cell table:formula="of:=[.A25]+273.15" office:value-type="float" office:value="293.15" calcext:value-type="float">
            <text:p>293.15</text:p>
          </table:table-cell>
          <table:table-cell table:style-name="ce2" office:value-type="float" office:value="12496.1" calcext:value-type="float">
            <text:p>12496.1</text:p>
          </table:table-cell>
          <table:table-cell table:style-name="ce3" table:formula="of:=EXP( ([.I25] - [.H25]/2)^(1/3) - ([.I25] + [.H25]/2)^(1/3)  )" office:value-type="float" office:value="12496.0727380807" calcext:value-type="float">
            <text:p>12496.0727380807</text:p>
          </table:table-cell>
          <table:table-cell table:formula="of:=([.D25]-[.C25])^2" office:value-type="float" office:value="0.0007432122439276" calcext:value-type="float">
            <text:p>0.0007432122439276</text:p>
          </table:table-cell>
          <table:table-cell/>
          <table:table-cell table:style-name="ce3" table:formula="of:=1/([.$E$1]+[.$E$2]*LN([.C25])+[.$E$3]*LN([.C25])^3) -273.15" office:value-type="float" office:value="19.9999517796545" calcext:value-type="float">
            <text:p>19.9999517796545</text:p>
          </table:table-cell>
          <table:table-cell table:formula="of:=1/[.$E$3]*([.$E$1]-(1/([.A25]+273.15)))" office:value-type="float" office:value="-30581.5213809368" calcext:value-type="float">
            <text:p>-30581.5213809368</text:p>
          </table:table-cell>
          <table:table-cell table:formula="of:=SQRT( ([.$E$2]/3/[.$E$3])^3 + [.H25]*[.H25]/4)" office:value-type="float" office:value="37345.2074485361" calcext:value-type="float">
            <text:p>37345.2074485361</text:p>
          </table:table-cell>
          <table:table-cell table:number-columns-repeated="1015"/>
        </table:table-row>
        <table:table-row table:style-name="ro1">
          <table:table-cell table:style-name="ce2" table:formula="of:=[.A25]+1" office:value-type="float" office:value="21" calcext:value-type="float">
            <text:p>21</text:p>
          </table:table-cell>
          <table:table-cell table:formula="of:=[.A26]+273.15" office:value-type="float" office:value="294.15" calcext:value-type="float">
            <text:p>294.15</text:p>
          </table:table-cell>
          <table:table-cell table:style-name="ce2" office:value-type="float" office:value="11945" calcext:value-type="float">
            <text:p>11945</text:p>
          </table:table-cell>
          <table:table-cell table:style-name="ce3" table:formula="of:=EXP( ([.I26] - [.H26]/2)^(1/3) - ([.I26] + [.H26]/2)^(1/3)  )" office:value-type="float" office:value="11944.9470556527" calcext:value-type="float">
            <text:p>11944.9470556527</text:p>
          </table:table-cell>
          <table:table-cell table:formula="of:=([.D26]-[.C26])^2" office:value-type="float" office:value="0.00280310391108457" calcext:value-type="float">
            <text:p>0.00280310391108457</text:p>
          </table:table-cell>
          <table:table-cell/>
          <table:table-cell table:style-name="ce3" table:formula="of:=1/([.$E$1]+[.$E$2]*LN([.C26])+[.$E$3]*LN([.C26])^3) -273.15" office:value-type="float" office:value="20.9999014363883" calcext:value-type="float">
            <text:p>20.9999014363883</text:p>
          </table:table-cell>
          <table:table-cell table:formula="of:=1/[.$E$3]*([.$E$1]-(1/([.A26]+273.15)))" office:value-type="float" office:value="-30427.3213989177" calcext:value-type="float">
            <text:p>-30427.3213989177</text:p>
          </table:table-cell>
          <table:table-cell table:formula="of:=SQRT( ([.$E$2]/3/[.$E$3])^3 + [.H26]*[.H26]/4)" office:value-type="float" office:value="37313.7056422875" calcext:value-type="float">
            <text:p>37313.7056422875</text:p>
          </table:table-cell>
          <table:table-cell table:number-columns-repeated="1015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table:formula="of:=[.A27]+273.15" office:value-type="float" office:value="295.15" calcext:value-type="float">
            <text:p>295.15</text:p>
          </table:table-cell>
          <table:table-cell table:style-name="ce2" office:value-type="float" office:value="11421.3" calcext:value-type="float">
            <text:p>11421.3</text:p>
          </table:table-cell>
          <table:table-cell table:style-name="ce3" table:formula="of:=EXP( ([.I27] - [.H27]/2)^(1/3) - ([.I27] + [.H27]/2)^(1/3)  )" office:value-type="float" office:value="11421.2392108437" calcext:value-type="float">
            <text:p>11421.2392108437</text:p>
          </table:table-cell>
          <table:table-cell table:formula="of:=([.D27]-[.C27])^2" office:value-type="float" office:value="0.00369532152360582" calcext:value-type="float">
            <text:p>0.00369532152360582</text:p>
          </table:table-cell>
          <table:table-cell/>
          <table:table-cell table:style-name="ce3" table:formula="of:=1/([.$E$1]+[.$E$2]*LN([.C27])+[.$E$3]*LN([.C27])^3) -273.15" office:value-type="float" office:value="21.9998809247553" calcext:value-type="float">
            <text:p>21.9998809247553</text:p>
          </table:table-cell>
          <table:table-cell table:formula="of:=1/[.$E$3]*([.$E$1]-(1/([.A27]+273.15)))" office:value-type="float" office:value="-30274.1663092042" calcext:value-type="float">
            <text:p>-30274.1663092042</text:p>
          </table:table-cell>
          <table:table-cell table:formula="of:=SQRT( ([.$E$2]/3/[.$E$3])^3 + [.H27]*[.H27]/4)" office:value-type="float" office:value="37282.5487770131" calcext:value-type="float">
            <text:p>37282.5487770131</text:p>
          </table:table-cell>
          <table:table-cell table:number-columns-repeated="1015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table:formula="of:=[.A28]+273.15" office:value-type="float" office:value="296.15" calcext:value-type="float">
            <text:p>296.15</text:p>
          </table:table-cell>
          <table:table-cell table:style-name="ce2" office:value-type="float" office:value="10923.4" calcext:value-type="float">
            <text:p>10923.4</text:p>
          </table:table-cell>
          <table:table-cell table:style-name="ce3" table:formula="of:=EXP( ([.I28] - [.H28]/2)^(1/3) - ([.I28] + [.H28]/2)^(1/3)  )" office:value-type="float" office:value="10923.4424214479" calcext:value-type="float">
            <text:p>10923.4424214479</text:p>
          </table:table-cell>
          <table:table-cell table:formula="of:=([.D28]-[.C28])^2" office:value-type="float" office:value="0.00179957924199848" calcext:value-type="float">
            <text:p>0.00179957924199848</text:p>
          </table:table-cell>
          <table:table-cell/>
          <table:table-cell table:style-name="ce3" table:formula="of:=1/([.$E$1]+[.$E$2]*LN([.C28])+[.$E$3]*LN([.C28])^3) -273.15" office:value-type="float" office:value="23.0000874093014" calcext:value-type="float">
            <text:p>23.0000874093014</text:p>
          </table:table-cell>
          <table:table-cell table:formula="of:=1/[.$E$3]*([.$E$1]-(1/([.A28]+273.15)))" office:value-type="float" office:value="-30122.0455270358" calcext:value-type="float">
            <text:p>-30122.0455270358</text:p>
          </table:table-cell>
          <table:table-cell table:formula="of:=SQRT( ([.$E$2]/3/[.$E$3])^3 + [.H28]*[.H28]/4)" office:value-type="float" office:value="37251.7323565526" calcext:value-type="float">
            <text:p>37251.7323565526</text:p>
          </table:table-cell>
          <table:table-cell table:number-columns-repeated="1015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table:formula="of:=[.A29]+273.15" office:value-type="float" office:value="297.15" calcext:value-type="float">
            <text:p>297.15</text:p>
          </table:table-cell>
          <table:table-cell table:style-name="ce2" office:value-type="float" office:value="10450.1" calcext:value-type="float">
            <text:p>10450.1</text:p>
          </table:table-cell>
          <table:table-cell table:style-name="ce3" table:formula="of:=EXP( ([.I29] - [.H29]/2)^(1/3) - ([.I29] + [.H29]/2)^(1/3)  )" office:value-type="float" office:value="10450.1400900643" calcext:value-type="float">
            <text:p>10450.1400900643</text:p>
          </table:table-cell>
          <table:table-cell table:formula="of:=([.D29]-[.C29])^2" office:value-type="float" office:value="0.00160721325556811" calcext:value-type="float">
            <text:p>0.00160721325556811</text:p>
          </table:table-cell>
          <table:table-cell/>
          <table:table-cell table:style-name="ce3" table:formula="of:=1/([.$E$1]+[.$E$2]*LN([.C29])+[.$E$3]*LN([.C29])^3) -273.15" office:value-type="float" office:value="24.0000868681179" calcext:value-type="float">
            <text:p>24.0000868681179</text:p>
          </table:table-cell>
          <table:table-cell table:formula="of:=1/[.$E$3]*([.$E$1]-(1/([.A29]+273.15)))" office:value-type="float" office:value="-29970.9486101351" calcext:value-type="float">
            <text:p>-29970.9486101351</text:p>
          </table:table-cell>
          <table:table-cell table:formula="of:=SQRT( ([.$E$2]/3/[.$E$3])^3 + [.H29]*[.H29]/4)" office:value-type="float" office:value="37221.2519540767" calcext:value-type="float">
            <text:p>37221.2519540767</text:p>
          </table:table-cell>
          <table:table-cell table:number-columns-repeated="1015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table:formula="of:=[.A30]+273.15" office:value-type="float" office:value="298.15" calcext:value-type="float">
            <text:p>298.1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3" table:formula="of:=EXP( ([.I30] - [.H30]/2)^(1/3) - ([.I30] + [.H30]/2)^(1/3)  )" office:value-type="float" office:value="9999.9999863465" calcext:value-type="float">
            <text:p>9999.9999863465</text:p>
          </table:table-cell>
          <table:table-cell table:formula="of:=([.D30]-[.C30])^2" office:value-type="float" office:value="0.00000000018641806201" calcext:value-type="float">
            <text:p>1.86418062005628E-10</text:p>
          </table:table-cell>
          <table:table-cell/>
          <table:table-cell table:style-name="ce3" table:formula="of:=1/([.$E$1]+[.$E$2]*LN([.C30])+[.$E$3]*LN([.C30])^3) -273.15" office:value-type="float" office:value="24.9999999688974" calcext:value-type="float">
            <text:p>24.9999999688974</text:p>
          </table:table-cell>
          <table:table-cell table:formula="of:=1/[.$E$3]*([.$E$1]-(1/([.A30]+273.15)))" office:value-type="float" office:value="-29820.8652563195" calcext:value-type="float">
            <text:p>-29820.8652563195</text:p>
          </table:table-cell>
          <table:table-cell table:formula="of:=SQRT( ([.$E$2]/3/[.$E$3])^3 + [.H30]*[.H30]/4)" office:value-type="float" office:value="37191.1032108475" calcext:value-type="float">
            <text:p>37191.1032108475</text:p>
          </table:table-cell>
          <table:table-cell table:number-columns-repeated="1015"/>
        </table:table-row>
        <table:table-row table:style-name="ro1">
          <table:table-cell table:style-name="ce2" table:formula="of:=[.A30]+1" office:value-type="float" office:value="26" calcext:value-type="float">
            <text:p>26</text:p>
          </table:table-cell>
          <table:table-cell table:formula="of:=[.A31]+273.15" office:value-type="float" office:value="299.15" calcext:value-type="float">
            <text:p>299.15</text:p>
          </table:table-cell>
          <table:table-cell table:style-name="ce2" office:value-type="float" office:value="9571.77" calcext:value-type="float">
            <text:p>9571.77</text:p>
          </table:table-cell>
          <table:table-cell table:style-name="ce3" table:formula="of:=EXP( ([.I31] - [.H31]/2)^(1/3) - ([.I31] + [.H31]/2)^(1/3)  )" office:value-type="float" office:value="9571.7688305127" calcext:value-type="float">
            <text:p>9571.7688305127</text:p>
          </table:table-cell>
          <table:table-cell table:formula="of:=([.D31]-[.C31])^2" office:value-type="float" office:value="0.00000136770054723032" calcext:value-type="float">
            <text:p>1.36770054723032E-06</text:p>
          </table:table-cell>
          <table:table-cell/>
          <table:table-cell table:style-name="ce3" table:formula="of:=1/([.$E$1]+[.$E$2]*LN([.C31])+[.$E$3]*LN([.C31])^3) -273.15" office:value-type="float" office:value="25.9999972000116" calcext:value-type="float">
            <text:p>25.9999972000116</text:p>
          </table:table-cell>
          <table:table-cell table:formula="of:=1/[.$E$3]*([.$E$1]-(1/([.A31]+273.15)))" office:value-type="float" office:value="-29671.7853011588" calcext:value-type="float">
            <text:p>-29671.7853011588</text:p>
          </table:table-cell>
          <table:table-cell table:formula="of:=SQRT( ([.$E$2]/3/[.$E$3])^3 + [.H31]*[.H31]/4)" office:value-type="float" office:value="37161.2818350032" calcext:value-type="float">
            <text:p>37161.2818350032</text:p>
          </table:table-cell>
          <table:table-cell table:number-columns-repeated="1015"/>
        </table:table-row>
        <table:table-row table:style-name="ro1">
          <table:table-cell table:style-name="ce2" table:formula="of:=[.A31]+1" office:value-type="float" office:value="27" calcext:value-type="float">
            <text:p>27</text:p>
          </table:table-cell>
          <table:table-cell table:formula="of:=[.A32]+273.15" office:value-type="float" office:value="300.15" calcext:value-type="float">
            <text:p>300.15</text:p>
          </table:table-cell>
          <table:table-cell table:style-name="ce2" office:value-type="float" office:value="9164.26" calcext:value-type="float">
            <text:p>9164.26</text:p>
          </table:table-cell>
          <table:table-cell table:style-name="ce3" table:formula="of:=EXP( ([.I32] - [.H32]/2)^(1/3) - ([.I32] + [.H32]/2)^(1/3)  )" office:value-type="float" office:value="9164.26724871934" calcext:value-type="float">
            <text:p>9164.26724871934</text:p>
          </table:table-cell>
          <table:table-cell table:formula="of:=([.D32]-[.C32])^2" office:value-type="float" office:value="0.000052543932059347" calcext:value-type="float">
            <text:p>5.2543932059347E-05</text:p>
          </table:table-cell>
          <table:table-cell/>
          <table:table-cell table:style-name="ce3" table:formula="of:=1/([.$E$1]+[.$E$2]*LN([.C32])+[.$E$3]*LN([.C32])^3) -273.15" office:value-type="float" office:value="27.0000182352117" calcext:value-type="float">
            <text:p>27.0000182352117</text:p>
          </table:table-cell>
          <table:table-cell table:formula="of:=1/[.$E$3]*([.$E$1]-(1/([.A32]+273.15)))" office:value-type="float" office:value="-29523.698715681" calcext:value-type="float">
            <text:p>-29523.698715681</text:p>
          </table:table-cell>
          <table:table-cell table:formula="of:=SQRT( ([.$E$2]/3/[.$E$3])^3 + [.H32]*[.H32]/4)" office:value-type="float" office:value="37131.7836003685" calcext:value-type="float">
            <text:p>37131.7836003685</text:p>
          </table:table-cell>
          <table:table-cell table:number-columns-repeated="1015"/>
        </table:table-row>
        <table:table-row table:style-name="ro1">
          <table:table-cell table:style-name="ce2" table:formula="of:=[.A32]+1" office:value-type="float" office:value="28" calcext:value-type="float">
            <text:p>28</text:p>
          </table:table-cell>
          <table:table-cell table:formula="of:=[.A33]+273.15" office:value-type="float" office:value="301.15" calcext:value-type="float">
            <text:p>301.15</text:p>
          </table:table-cell>
          <table:table-cell table:style-name="ce2" office:value-type="float" office:value="8776.38" calcext:value-type="float">
            <text:p>8776.38</text:p>
          </table:table-cell>
          <table:table-cell table:style-name="ce3" table:formula="of:=EXP( ([.I33] - [.H33]/2)^(1/3) - ([.I33] + [.H33]/2)^(1/3)  )" office:value-type="float" office:value="8776.38507316812" calcext:value-type="float">
            <text:p>8776.38507316812</text:p>
          </table:table-cell>
          <table:table-cell table:formula="of:=([.D33]-[.C33])^2" office:value-type="float" office:value="0.0000257370347774524" calcext:value-type="float">
            <text:p>2.57370347774524E-05</text:p>
          </table:table-cell>
          <table:table-cell/>
          <table:table-cell table:style-name="ce3" table:formula="of:=1/([.$E$1]+[.$E$2]*LN([.C33])+[.$E$3]*LN([.C33])^3) -273.15" office:value-type="float" office:value="28.0000134059718" calcext:value-type="float">
            <text:p>28.0000134059718</text:p>
          </table:table-cell>
          <table:table-cell table:formula="of:=1/[.$E$3]*([.$E$1]-(1/([.A33]+273.15)))" office:value-type="float" office:value="-29376.5956041231" calcext:value-type="float">
            <text:p>-29376.5956041231</text:p>
          </table:table-cell>
          <table:table-cell table:formula="of:=SQRT( ([.$E$2]/3/[.$E$3])^3 + [.H33]*[.H33]/4)" office:value-type="float" office:value="37102.6043452891" calcext:value-type="float">
            <text:p>37102.6043452891</text:p>
          </table:table-cell>
          <table:table-cell table:number-columns-repeated="1015"/>
        </table:table-row>
        <table:table-row table:style-name="ro1">
          <table:table-cell table:style-name="ce2" table:formula="of:=[.A33]+1" office:value-type="float" office:value="29" calcext:value-type="float">
            <text:p>29</text:p>
          </table:table-cell>
          <table:table-cell table:formula="of:=[.A34]+273.15" office:value-type="float" office:value="302.15" calcext:value-type="float">
            <text:p>302.15</text:p>
          </table:table-cell>
          <table:table-cell table:style-name="ce2" office:value-type="float" office:value="8407.07" calcext:value-type="float">
            <text:p>8407.07</text:p>
          </table:table-cell>
          <table:table-cell table:style-name="ce3" table:formula="of:=EXP( ([.I34] - [.H34]/2)^(1/3) - ([.I34] + [.H34]/2)^(1/3)  )" office:value-type="float" office:value="8407.07696191679" calcext:value-type="float">
            <text:p>8407.07696191679</text:p>
          </table:table-cell>
          <table:table-cell table:formula="of:=([.D34]-[.C34])^2" office:value-type="float" office:value="0.0000484682853881743" calcext:value-type="float">
            <text:p>4.84682853881743E-05</text:p>
          </table:table-cell>
          <table:table-cell/>
          <table:table-cell table:style-name="ce3" table:formula="of:=1/([.$E$1]+[.$E$2]*LN([.C34])+[.$E$3]*LN([.C34])^3) -273.15" office:value-type="float" office:value="29.0000193196614" calcext:value-type="float">
            <text:p>29.0000193196614</text:p>
          </table:table-cell>
          <table:table-cell table:formula="of:=1/[.$E$3]*([.$E$1]-(1/([.A34]+273.15)))" office:value-type="float" office:value="-29230.4662017265" calcext:value-type="float">
            <text:p>-29230.4662017265</text:p>
          </table:table-cell>
          <table:table-cell table:formula="of:=SQRT( ([.$E$2]/3/[.$E$3])^3 + [.H34]*[.H34]/4)" office:value-type="float" office:value="37073.7399714891" calcext:value-type="float">
            <text:p>37073.7399714891</text:p>
          </table:table-cell>
          <table:table-cell table:number-columns-repeated="1015"/>
        </table:table-row>
        <table:table-row table:style-name="ro1">
          <table:table-cell table:style-name="ce2" table:formula="of:=[.A34]+1" office:value-type="float" office:value="30" calcext:value-type="float">
            <text:p>30</text:p>
          </table:table-cell>
          <table:table-cell table:formula="of:=[.A35]+273.15" office:value-type="float" office:value="303.15" calcext:value-type="float">
            <text:p>303.15</text:p>
          </table:table-cell>
          <table:table-cell table:style-name="ce2" office:value-type="float" office:value="8055.35" calcext:value-type="float">
            <text:p>8055.35</text:p>
          </table:table-cell>
          <table:table-cell table:style-name="ce3" table:formula="of:=EXP( ([.I35] - [.H35]/2)^(1/3) - ([.I35] + [.H35]/2)^(1/3)  )" office:value-type="float" office:value="8055.3583152789" calcext:value-type="float">
            <text:p>8055.3583152789</text:p>
          </table:table-cell>
          <table:table-cell table:formula="of:=([.D35]-[.C35])^2" office:value-type="float" office:value="0.0000691438631734347" calcext:value-type="float">
            <text:p>6.91438631734347E-05</text:p>
          </table:table-cell>
          <table:table-cell/>
          <table:table-cell table:style-name="ce3" table:formula="of:=1/([.$E$1]+[.$E$2]*LN([.C35])+[.$E$3]*LN([.C35])^3) -273.15" office:value-type="float" office:value="30.0000242260214" calcext:value-type="float">
            <text:p>30.0000242260214</text:p>
          </table:table-cell>
          <table:table-cell table:formula="of:=1/[.$E$3]*([.$E$1]-(1/([.A35]+273.15)))" office:value-type="float" office:value="-29085.3008725768" calcext:value-type="float">
            <text:p>-29085.3008725768</text:p>
          </table:table-cell>
          <table:table-cell table:formula="of:=SQRT( ([.$E$2]/3/[.$E$3])^3 + [.H35]*[.H35]/4)" office:value-type="float" office:value="37045.1864429524" calcext:value-type="float">
            <text:p>37045.1864429524</text:p>
          </table:table-cell>
          <table:table-cell table:number-columns-repeated="1015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formula="of:=[.A36]+273.15" office:value-type="float" office:value="304.15" calcext:value-type="float">
            <text:p>304.15</text:p>
          </table:table-cell>
          <table:table-cell table:style-name="ce2" office:value-type="float" office:value="7720.3" calcext:value-type="float">
            <text:p>7720.3</text:p>
          </table:table-cell>
          <table:table-cell table:style-name="ce3" table:formula="of:=EXP( ([.I36] - [.H36]/2)^(1/3) - ([.I36] + [.H36]/2)^(1/3)  )" office:value-type="float" office:value="7720.3014674681" calcext:value-type="float">
            <text:p>7720.3014674681</text:p>
          </table:table-cell>
          <table:table-cell table:formula="of:=([.D36]-[.C36])^2" office:value-type="float" office:value="0.0000021534626236091" calcext:value-type="float">
            <text:p>2.1534626236091E-06</text:p>
          </table:table-cell>
          <table:table-cell/>
          <table:table-cell table:style-name="ce3" table:formula="of:=1/([.$E$1]+[.$E$2]*LN([.C36])+[.$E$3]*LN([.C36])^3) -273.15" office:value-type="float" office:value="31.0000044873735" calcext:value-type="float">
            <text:p>31.0000044873735</text:p>
          </table:table-cell>
          <table:table-cell table:formula="of:=1/[.$E$3]*([.$E$1]-(1/([.A36]+273.15)))" office:value-type="float" office:value="-28941.0901074854" calcext:value-type="float">
            <text:p>-28941.0901074854</text:p>
          </table:table-cell>
          <table:table-cell table:formula="of:=SQRT( ([.$E$2]/3/[.$E$3])^3 + [.H36]*[.H36]/4)" office:value-type="float" office:value="37016.9397848258" calcext:value-type="float">
            <text:p>37016.9397848258</text:p>
          </table:table-cell>
          <table:table-cell table:number-columns-repeated="1015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formula="of:=[.A37]+273.15" office:value-type="float" office:value="305.15" calcext:value-type="float">
            <text:p>305.15</text:p>
          </table:table-cell>
          <table:table-cell table:style-name="ce2" office:value-type="float" office:value="7401.03" calcext:value-type="float">
            <text:p>7401.03</text:p>
          </table:table-cell>
          <table:table-cell table:style-name="ce3" table:formula="of:=EXP( ([.I37] - [.H37]/2)^(1/3) - ([.I37] + [.H37]/2)^(1/3)  )" office:value-type="float" office:value="7401.03213376415" calcext:value-type="float">
            <text:p>7401.03213376415</text:p>
          </table:table-cell>
          <table:table-cell table:formula="of:=([.D37]-[.C37])^2" office:value-type="float" office:value="0.00000455294944838191" calcext:value-type="float">
            <text:p>4.55294944838191E-06</text:p>
          </table:table-cell>
          <table:table-cell/>
          <table:table-cell table:style-name="ce3" table:formula="of:=1/([.$E$1]+[.$E$2]*LN([.C37])+[.$E$3]*LN([.C37])^3) -273.15" office:value-type="float" office:value="32.0000068465744" calcext:value-type="float">
            <text:p>32.0000068465744</text:p>
          </table:table-cell>
          <table:table-cell table:formula="of:=1/[.$E$3]*([.$E$1]-(1/([.A37]+273.15)))" office:value-type="float" office:value="-28797.8245219128" calcext:value-type="float">
            <text:p>-28797.8245219128</text:p>
          </table:table-cell>
          <table:table-cell table:formula="of:=SQRT( ([.$E$2]/3/[.$E$3])^3 + [.H37]*[.H37]/4)" office:value-type="float" office:value="36988.9960823451" calcext:value-type="float">
            <text:p>36988.9960823451</text:p>
          </table:table-cell>
          <table:table-cell table:number-columns-repeated="1015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formula="of:=[.A38]+273.15" office:value-type="float" office:value="306.15" calcext:value-type="float">
            <text:p>306.15</text:p>
          </table:table-cell>
          <table:table-cell table:style-name="ce2" office:value-type="float" office:value="7096.72" calcext:value-type="float">
            <text:p>7096.72</text:p>
          </table:table-cell>
          <table:table-cell table:style-name="ce3" table:formula="of:=EXP( ([.I38] - [.H38]/2)^(1/3) - ([.I38] + [.H38]/2)^(1/3)  )" office:value-type="float" office:value="7096.72609497467" calcext:value-type="float">
            <text:p>7096.72609497467</text:p>
          </table:table-cell>
          <table:table-cell table:formula="of:=([.D38]-[.C38])^2" office:value-type="float" office:value="0.0000371487162205669" calcext:value-type="float">
            <text:p>3.71487162205669E-05</text:p>
          </table:table-cell>
          <table:table-cell/>
          <table:table-cell table:style-name="ce3" table:formula="of:=1/([.$E$1]+[.$E$2]*LN([.C38])+[.$E$3]*LN([.C38])^3) -273.15" office:value-type="float" office:value="33.0000205157839" calcext:value-type="float">
            <text:p>33.0000205157839</text:p>
          </table:table-cell>
          <table:table-cell table:formula="of:=1/[.$E$3]*([.$E$1]-(1/([.A38]+273.15)))" office:value-type="float" office:value="-28655.4948539333" calcext:value-type="float">
            <text:p>-28655.4948539333</text:p>
          </table:table-cell>
          <table:table-cell table:formula="of:=SQRT( ([.$E$2]/3/[.$E$3])^3 + [.H38]*[.H38]/4)" office:value-type="float" office:value="36961.3514797818" calcext:value-type="float">
            <text:p>36961.3514797818</text:p>
          </table:table-cell>
          <table:table-cell table:number-columns-repeated="1015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formula="of:=[.A39]+273.15" office:value-type="float" office:value="307.15" calcext:value-type="float">
            <text:p>307.15</text:p>
          </table:table-cell>
          <table:table-cell table:style-name="ce2" office:value-type="float" office:value="6806.6" calcext:value-type="float">
            <text:p>6806.6</text:p>
          </table:table-cell>
          <table:table-cell table:style-name="ce3" table:formula="of:=EXP( ([.I39] - [.H39]/2)^(1/3) - ([.I39] + [.H39]/2)^(1/3)  )" office:value-type="float" office:value="6806.60610233847" calcext:value-type="float">
            <text:p>6806.60610233847</text:p>
          </table:table-cell>
          <table:table-cell table:formula="of:=([.D39]-[.C39])^2" office:value-type="float" office:value="0.0000372385347981151" calcext:value-type="float">
            <text:p>3.72385347981151E-05</text:p>
          </table:table-cell>
          <table:table-cell/>
          <table:table-cell table:style-name="ce3" table:formula="of:=1/([.$E$1]+[.$E$2]*LN([.C39])+[.$E$3]*LN([.C39])^3) -273.15" office:value-type="float" office:value="34.0000215421196" calcext:value-type="float">
            <text:p>34.0000215421196</text:p>
          </table:table-cell>
          <table:table-cell table:formula="of:=1/[.$E$3]*([.$E$1]-(1/([.A39]+273.15)))" office:value-type="float" office:value="-28514.0919622389" calcext:value-type="float">
            <text:p>-28514.0919622389</text:p>
          </table:table-cell>
          <table:table-cell table:formula="of:=SQRT( ([.$E$2]/3/[.$E$3])^3 + [.H39]*[.H39]/4)" office:value-type="float" office:value="36934.0021794115" calcext:value-type="float">
            <text:p>36934.0021794115</text:p>
          </table:table-cell>
          <table:table-cell table:number-columns-repeated="1015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formula="of:=[.A40]+273.15" office:value-type="float" office:value="308.15" calcext:value-type="float">
            <text:p>308.15</text:p>
          </table:table-cell>
          <table:table-cell table:style-name="ce2" office:value-type="float" office:value="6529.94" calcext:value-type="float">
            <text:p>6529.94</text:p>
          </table:table-cell>
          <table:table-cell table:style-name="ce3" table:formula="of:=EXP( ([.I40] - [.H40]/2)^(1/3) - ([.I40] + [.H40]/2)^(1/3)  )" office:value-type="float" office:value="6529.93898728639" calcext:value-type="float">
            <text:p>6529.93898728639</text:p>
          </table:table-cell>
          <table:table-cell table:formula="of:=([.D40]-[.C40])^2" office:value-type="float" office:value="0.00000102558885440184" calcext:value-type="float">
            <text:p>1.02558885440184E-06</text:p>
          </table:table-cell>
          <table:table-cell/>
          <table:table-cell table:style-name="ce3" table:formula="of:=1/([.$E$1]+[.$E$2]*LN([.C40])+[.$E$3]*LN([.C40])^3) -273.15" office:value-type="float" office:value="34.9999962516331" calcext:value-type="float">
            <text:p>34.9999962516331</text:p>
          </table:table-cell>
          <table:table-cell table:formula="of:=1/[.$E$3]*([.$E$1]-(1/([.A40]+273.15)))" office:value-type="float" office:value="-28373.606824182" calcext:value-type="float">
            <text:p>-28373.606824182</text:p>
          </table:table-cell>
          <table:table-cell table:formula="of:=SQRT( ([.$E$2]/3/[.$E$3])^3 + [.H40]*[.H40]/4)" office:value-type="float" office:value="36906.9444405025" calcext:value-type="float">
            <text:p>36906.9444405025</text:p>
          </table:table-cell>
          <table:table-cell table:number-columns-repeated="1015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formula="of:=[.A41]+273.15" office:value-type="float" office:value="309.15" calcext:value-type="float">
            <text:p>309.15</text:p>
          </table:table-cell>
          <table:table-cell table:style-name="ce2" office:value-type="float" office:value="6266.03" calcext:value-type="float">
            <text:p>6266.03</text:p>
          </table:table-cell>
          <table:table-cell table:style-name="ce3" table:formula="of:=EXP( ([.I41] - [.H41]/2)^(1/3) - ([.I41] + [.H41]/2)^(1/3)  )" office:value-type="float" office:value="6266.03296163541" calcext:value-type="float">
            <text:p>6266.03296163541</text:p>
          </table:table-cell>
          <table:table-cell table:formula="of:=([.D41]-[.C41])^2" office:value-type="float" office:value="0.00000877128430430786" calcext:value-type="float">
            <text:p>8.77128430430786E-06</text:p>
          </table:table-cell>
          <table:table-cell/>
          <table:table-cell table:style-name="ce3" table:formula="of:=1/([.$E$1]+[.$E$2]*LN([.C41])+[.$E$3]*LN([.C41])^3) -273.15" office:value-type="float" office:value="36.0000114905118" calcext:value-type="float">
            <text:p>36.0000114905118</text:p>
          </table:table-cell>
          <table:table-cell table:formula="of:=1/[.$E$3]*([.$E$1]-(1/([.A41]+273.15)))" office:value-type="float" office:value="-28234.0305338564" calcext:value-type="float">
            <text:p>-28234.0305338564</text:p>
          </table:table-cell>
          <table:table-cell table:formula="of:=SQRT( ([.$E$2]/3/[.$E$3])^3 + [.H41]*[.H41]/4)" office:value-type="float" office:value="36880.1745783247" calcext:value-type="float">
            <text:p>36880.1745783247</text:p>
          </table:table-cell>
          <table:table-cell table:number-columns-repeated="1015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formula="of:=[.A42]+273.15" office:value-type="float" office:value="310.15" calcext:value-type="float">
            <text:p>310.15</text:p>
          </table:table-cell>
          <table:table-cell table:style-name="ce2" office:value-type="float" office:value="6014.23" calcext:value-type="float">
            <text:p>6014.23</text:p>
          </table:table-cell>
          <table:table-cell table:style-name="ce3" table:formula="of:=EXP( ([.I42] - [.H42]/2)^(1/3) - ([.I42] + [.H42]/2)^(1/3)  )" office:value-type="float" office:value="6014.23509487224" calcext:value-type="float">
            <text:p>6014.23509487224</text:p>
          </table:table-cell>
          <table:table-cell table:formula="of:=([.D42]-[.C42])^2" office:value-type="float" office:value="0.0000259577231427274" calcext:value-type="float">
            <text:p>2.59577231427274E-05</text:p>
          </table:table-cell>
          <table:table-cell/>
          <table:table-cell table:style-name="ce3" table:formula="of:=1/([.$E$1]+[.$E$2]*LN([.C42])+[.$E$3]*LN([.C42])^3) -273.15" office:value-type="float" office:value="37.0000207148984" calcext:value-type="float">
            <text:p>37.0000207148984</text:p>
          </table:table-cell>
          <table:table-cell table:formula="of:=1/[.$E$3]*([.$E$1]-(1/([.A42]+273.15)))" office:value-type="float" office:value="-28095.354300215" calcext:value-type="float">
            <text:p>-28095.354300215</text:p>
          </table:table-cell>
          <table:table-cell table:formula="of:=SQRT( ([.$E$2]/3/[.$E$3])^3 + [.H42]*[.H42]/4)" office:value-type="float" office:value="36853.6889631781" calcext:value-type="float">
            <text:p>36853.6889631781</text:p>
          </table:table-cell>
          <table:table-cell table:number-columns-repeated="1015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formula="of:=[.A43]+273.15" office:value-type="float" office:value="311.15" calcext:value-type="float">
            <text:p>311.15</text:p>
          </table:table-cell>
          <table:table-cell table:style-name="ce2" office:value-type="float" office:value="5773.93" calcext:value-type="float">
            <text:p>5773.93</text:p>
          </table:table-cell>
          <table:table-cell table:style-name="ce3" table:formula="of:=EXP( ([.I43] - [.H43]/2)^(1/3) - ([.I43] + [.H43]/2)^(1/3)  )" office:value-type="float" office:value="5773.92895616686" calcext:value-type="float">
            <text:p>5773.92895616686</text:p>
          </table:table-cell>
          <table:table-cell table:formula="of:=([.D43]-[.C43])^2" office:value-type="float" office:value="0.00000108958762437504" calcext:value-type="float">
            <text:p>1.08958762437504E-06</text:p>
          </table:table-cell>
          <table:table-cell/>
          <table:table-cell table:style-name="ce3" table:formula="of:=1/([.$E$1]+[.$E$2]*LN([.C43])+[.$E$3]*LN([.C43])^3) -273.15" office:value-type="float" office:value="37.9999955535609" calcext:value-type="float">
            <text:p>37.9999955535609</text:p>
          </table:table-cell>
          <table:table-cell table:formula="of:=1/[.$E$3]*([.$E$1]-(1/([.A43]+273.15)))" office:value-type="float" office:value="-27957.5694452248" calcext:value-type="float">
            <text:p>-27957.5694452248</text:p>
          </table:table-cell>
          <table:table-cell table:formula="of:=SQRT( ([.$E$2]/3/[.$E$3])^3 + [.H43]*[.H43]/4)" office:value-type="float" office:value="36827.4840194407" calcext:value-type="float">
            <text:p>36827.4840194407</text:p>
          </table:table-cell>
          <table:table-cell table:number-columns-repeated="1015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formula="of:=[.A44]+273.15" office:value-type="float" office:value="312.15" calcext:value-type="float">
            <text:p>312.15</text:p>
          </table:table-cell>
          <table:table-cell table:style-name="ce2" office:value-type="float" office:value="5544.53" calcext:value-type="float">
            <text:p>5544.53</text:p>
          </table:table-cell>
          <table:table-cell table:style-name="ce3" table:formula="of:=EXP( ([.I44] - [.H44]/2)^(1/3) - ([.I44] + [.H44]/2)^(1/3)  )" office:value-type="float" office:value="5544.5324096725" calcext:value-type="float">
            <text:p>5544.5324096725</text:p>
          </table:table-cell>
          <table:table-cell table:formula="of:=([.D44]-[.C44])^2" office:value-type="float" office:value="0.00000580652155777319" calcext:value-type="float">
            <text:p>5.80652155777319E-06</text:p>
          </table:table-cell>
          <table:table-cell/>
          <table:table-cell table:style-name="ce3" table:formula="of:=1/([.$E$1]+[.$E$2]*LN([.C44])+[.$E$3]*LN([.C44])^3) -273.15" office:value-type="float" office:value="39.0000107513428" calcext:value-type="float">
            <text:p>39.0000107513428</text:p>
          </table:table-cell>
          <table:table-cell table:formula="of:=1/[.$E$3]*([.$E$1]-(1/([.A44]+273.15)))" office:value-type="float" office:value="-27820.6674020558" calcext:value-type="float">
            <text:p>-27820.6674020558</text:p>
          </table:table-cell>
          <table:table-cell table:formula="of:=SQRT( ([.$E$2]/3/[.$E$3])^3 + [.H44]*[.H44]/4)" office:value-type="float" office:value="36801.556224635" calcext:value-type="float">
            <text:p>36801.556224635</text:p>
          </table:table-cell>
          <table:table-cell table:number-columns-repeated="1015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formula="of:=[.A45]+273.15" office:value-type="float" office:value="313.15" calcext:value-type="float">
            <text:p>313.15</text:p>
          </table:table-cell>
          <table:table-cell table:style-name="ce2" office:value-type="float" office:value="5325.5" calcext:value-type="float">
            <text:p>5325.5</text:p>
          </table:table-cell>
          <table:table-cell table:style-name="ce3" table:formula="of:=EXP( ([.I45] - [.H45]/2)^(1/3) - ([.I45] + [.H45]/2)^(1/3)  )" office:value-type="float" office:value="5325.49555250717" calcext:value-type="float">
            <text:p>5325.49555250717</text:p>
          </table:table-cell>
          <table:table-cell table:formula="of:=([.D45]-[.C45])^2" office:value-type="float" office:value="0.0000197801924726151" calcext:value-type="float">
            <text:p>1.97801924726151E-05</text:p>
          </table:table-cell>
          <table:table-cell/>
          <table:table-cell table:style-name="ce3" table:formula="of:=1/([.$E$1]+[.$E$2]*LN([.C45])+[.$E$3]*LN([.C45])^3) -273.15" office:value-type="float" office:value="39.9999792205031" calcext:value-type="float">
            <text:p>39.9999792205031</text:p>
          </table:table-cell>
          <table:table-cell table:formula="of:=1/[.$E$3]*([.$E$1]-(1/([.A45]+273.15)))" office:value-type="float" office:value="-27684.6397133058" calcext:value-type="float">
            <text:p>-27684.6397133058</text:p>
          </table:table-cell>
          <table:table-cell table:formula="of:=SQRT( ([.$E$2]/3/[.$E$3])^3 + [.H45]*[.H45]/4)" office:value-type="float" office:value="36775.9021085127" calcext:value-type="float">
            <text:p>36775.9021085127</text:p>
          </table:table-cell>
          <table:table-cell table:number-columns-repeated="1015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formula="of:=[.A46]+273.15" office:value-type="float" office:value="314.15" calcext:value-type="float">
            <text:p>314.15</text:p>
          </table:table-cell>
          <table:table-cell table:style-name="ce2" office:value-type="float" office:value="5116.3" calcext:value-type="float">
            <text:p>5116.3</text:p>
          </table:table-cell>
          <table:table-cell table:style-name="ce3" table:formula="of:=EXP( ([.I46] - [.H46]/2)^(1/3) - ([.I46] + [.H46]/2)^(1/3)  )" office:value-type="float" office:value="5116.29878559111" calcext:value-type="float">
            <text:p>5116.29878559111</text:p>
          </table:table-cell>
          <table:table-cell table:formula="of:=([.D46]-[.C46])^2" office:value-type="float" office:value="0.00000147478895337116" calcext:value-type="float">
            <text:p>1.47478895337116E-06</text:p>
          </table:table-cell>
          <table:table-cell/>
          <table:table-cell table:style-name="ce3" table:formula="of:=1/([.$E$1]+[.$E$2]*LN([.C46])+[.$E$3]*LN([.C46])^3) -273.15" office:value-type="float" office:value="40.999994059907" calcext:value-type="float">
            <text:p>40.999994059907</text:p>
          </table:table-cell>
          <table:table-cell table:formula="of:=1/[.$E$3]*([.$E$1]-(1/([.A46]+273.15)))" office:value-type="float" office:value="-27549.478029259" calcext:value-type="float">
            <text:p>-27549.478029259</text:p>
          </table:table-cell>
          <table:table-cell table:formula="of:=SQRT( ([.$E$2]/3/[.$E$3])^3 + [.H46]*[.H46]/4)" office:value-type="float" office:value="36750.5182521577" calcext:value-type="float">
            <text:p>36750.5182521577</text:p>
          </table:table-cell>
          <table:table-cell table:number-columns-repeated="1015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formula="of:=[.A47]+273.15" office:value-type="float" office:value="315.15" calcext:value-type="float">
            <text:p>315.15</text:p>
          </table:table-cell>
          <table:table-cell table:style-name="ce2" office:value-type="float" office:value="4916.46" calcext:value-type="float">
            <text:p>4916.46</text:p>
          </table:table-cell>
          <table:table-cell table:style-name="ce3" table:formula="of:=EXP( ([.I47] - [.H47]/2)^(1/3) - ([.I47] + [.H47]/2)^(1/3)  )" office:value-type="float" office:value="4916.45100822764" calcext:value-type="float">
            <text:p>4916.45100822764</text:p>
          </table:table-cell>
          <table:table-cell table:formula="of:=([.D47]-[.C47])^2" office:value-type="float" office:value="0.0000808519701718545" calcext:value-type="float">
            <text:p>8.08519701718545E-05</text:p>
          </table:table-cell>
          <table:table-cell/>
          <table:table-cell table:style-name="ce3" table:formula="of:=1/([.$E$1]+[.$E$2]*LN([.C47])+[.$E$3]*LN([.C47])^3) -273.15" office:value-type="float" office:value="41.9999539663455" calcext:value-type="float">
            <text:p>41.9999539663455</text:p>
          </table:table-cell>
          <table:table-cell table:formula="of:=1/[.$E$3]*([.$E$1]-(1/([.A47]+273.15)))" office:value-type="float" office:value="-27415.1741061771" calcext:value-type="float">
            <text:p>-27415.1741061771</text:p>
          </table:table-cell>
          <table:table-cell table:formula="of:=SQRT( ([.$E$2]/3/[.$E$3])^3 + [.H47]*[.H47]/4)" office:value-type="float" office:value="36725.4012871068" calcext:value-type="float">
            <text:p>36725.4012871068</text:p>
          </table:table-cell>
          <table:table-cell table:number-columns-repeated="1015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formula="of:=[.A48]+273.15" office:value-type="float" office:value="316.15" calcext:value-type="float">
            <text:p>316.15</text:p>
          </table:table-cell>
          <table:table-cell table:style-name="ce2" office:value-type="float" office:value="4725.49" calcext:value-type="float">
            <text:p>4725.49</text:p>
          </table:table-cell>
          <table:table-cell table:style-name="ce3" table:formula="of:=EXP( ([.I48] - [.H48]/2)^(1/3) - ([.I48] + [.H48]/2)^(1/3)  )" office:value-type="float" office:value="4725.48792797955" calcext:value-type="float">
            <text:p>4725.48792797955</text:p>
          </table:table-cell>
          <table:table-cell table:formula="of:=([.D48]-[.C48])^2" office:value-type="float" office:value="0.0000042932687461052" calcext:value-type="float">
            <text:p>4.2932687461052E-06</text:p>
          </table:table-cell>
          <table:table-cell/>
          <table:table-cell table:style-name="ce3" table:formula="of:=1/([.$E$1]+[.$E$2]*LN([.C48])+[.$E$3]*LN([.C48])^3) -273.15" office:value-type="float" office:value="42.9999889000387" calcext:value-type="float">
            <text:p>42.9999889000387</text:p>
          </table:table-cell>
          <table:table-cell table:formula="of:=1/[.$E$3]*([.$E$1]-(1/([.A48]+273.15)))" office:value-type="float" office:value="-27281.7198046235" calcext:value-type="float">
            <text:p>-27281.7198046235</text:p>
          </table:table-cell>
          <table:table-cell table:formula="of:=SQRT( ([.$E$2]/3/[.$E$3])^3 + [.H48]*[.H48]/4)" office:value-type="float" office:value="36700.5478944868" calcext:value-type="float">
            <text:p>36700.5478944868</text:p>
          </table:table-cell>
          <table:table-cell table:number-columns-repeated="1015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formula="of:=[.A49]+273.15" office:value-type="float" office:value="317.15" calcext:value-type="float">
            <text:p>317.15</text:p>
          </table:table-cell>
          <table:table-cell table:style-name="ce2" office:value-type="float" office:value="4542.98" calcext:value-type="float">
            <text:p>4542.98</text:p>
          </table:table-cell>
          <table:table-cell table:style-name="ce3" table:formula="of:=EXP( ([.I49] - [.H49]/2)^(1/3) - ([.I49] + [.H49]/2)^(1/3)  )" office:value-type="float" office:value="4542.97047800081" calcext:value-type="float">
            <text:p>4542.97047800081</text:p>
          </table:table-cell>
          <table:table-cell table:formula="of:=([.D49]-[.C49])^2" office:value-type="float" office:value="0.0000906684685729983" calcext:value-type="float">
            <text:p>9.06684685729983E-05</text:p>
          </table:table-cell>
          <table:table-cell/>
          <table:table-cell table:style-name="ce3" table:formula="of:=1/([.$E$1]+[.$E$2]*LN([.C49])+[.$E$3]*LN([.C49])^3) -273.15" office:value-type="float" office:value="43.9999466360937" calcext:value-type="float">
            <text:p>43.9999466360937</text:p>
          </table:table-cell>
          <table:table-cell table:formula="of:=1/[.$E$3]*([.$E$1]-(1/([.A49]+273.15)))" office:value-type="float" office:value="-27149.1070878188" calcext:value-type="float">
            <text:p>-27149.1070878188</text:p>
          </table:table-cell>
          <table:table-cell table:formula="of:=SQRT( ([.$E$2]/3/[.$E$3])^3 + [.H49]*[.H49]/4)" office:value-type="float" office:value="36675.9548041695" calcext:value-type="float">
            <text:p>36675.9548041695</text:p>
          </table:table-cell>
          <table:table-cell table:number-columns-repeated="1015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formula="of:=[.A50]+273.15" office:value-type="float" office:value="318.15" calcext:value-type="float">
            <text:p>318.15</text:p>
          </table:table-cell>
          <table:table-cell table:style-name="ce2" office:value-type="float" office:value="4368.49" calcext:value-type="float">
            <text:p>4368.49</text:p>
          </table:table-cell>
          <table:table-cell table:style-name="ce3" table:formula="of:=EXP( ([.I50] - [.H50]/2)^(1/3) - ([.I50] + [.H50]/2)^(1/3)  )" office:value-type="float" office:value="4368.48333455071" calcext:value-type="float">
            <text:p>4368.48333455071</text:p>
          </table:table-cell>
          <table:table-cell table:formula="of:=([.D50]-[.C50])^2" office:value-type="float" office:value="0.0000444282142289983" calcext:value-type="float">
            <text:p>4.44282142289983E-05</text:p>
          </table:table-cell>
          <table:table-cell/>
          <table:table-cell table:style-name="ce3" table:formula="of:=1/([.$E$1]+[.$E$2]*LN([.C50])+[.$E$3]*LN([.C50])^3) -273.15" office:value-type="float" office:value="44.9999609304992" calcext:value-type="float">
            <text:p>44.9999609304992</text:p>
          </table:table-cell>
          <table:table-cell table:formula="of:=1/[.$E$3]*([.$E$1]-(1/([.A50]+273.15)))" office:value-type="float" office:value="-27017.3280200274" calcext:value-type="float">
            <text:p>-27017.3280200274</text:p>
          </table:table-cell>
          <table:table-cell table:formula="of:=SQRT( ([.$E$2]/3/[.$E$3])^3 + [.H50]*[.H50]/4)" office:value-type="float" office:value="36651.6187939423" calcext:value-type="float">
            <text:p>36651.6187939423</text:p>
          </table:table-cell>
          <table:table-cell table:number-columns-repeated="1015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formula="of:=[.A51]+273.15" office:value-type="float" office:value="319.15" calcext:value-type="float">
            <text:p>319.15</text:p>
          </table:table-cell>
          <table:table-cell table:style-name="ce2" office:value-type="float" office:value="4201.64" calcext:value-type="float">
            <text:p>4201.64</text:p>
          </table:table-cell>
          <table:table-cell table:style-name="ce3" table:formula="of:=EXP( ([.I51] - [.H51]/2)^(1/3) - ([.I51] + [.H51]/2)^(1/3)  )" office:value-type="float" office:value="4201.63352793599" calcext:value-type="float">
            <text:p>4201.63352793599</text:p>
          </table:table-cell>
          <table:table-cell table:formula="of:=([.D51]-[.C51])^2" office:value-type="float" office:value="0.0000418876125530035" calcext:value-type="float">
            <text:p>4.18876125530035E-05</text:p>
          </table:table-cell>
          <table:table-cell/>
          <table:table-cell table:style-name="ce3" table:formula="of:=1/([.$E$1]+[.$E$2]*LN([.C51])+[.$E$3]*LN([.C51])^3) -273.15" office:value-type="float" office:value="45.9999603322804" calcext:value-type="float">
            <text:p>45.9999603322804</text:p>
          </table:table-cell>
          <table:table-cell table:formula="of:=1/[.$E$3]*([.$E$1]-(1/([.A51]+273.15)))" office:value-type="float" office:value="-26886.3747649749" calcext:value-type="float">
            <text:p>-26886.3747649749</text:p>
          </table:table-cell>
          <table:table-cell table:formula="of:=SQRT( ([.$E$2]/3/[.$E$3])^3 + [.H51]*[.H51]/4)" office:value-type="float" office:value="36627.5366886949" calcext:value-type="float">
            <text:p>36627.5366886949</text:p>
          </table:table-cell>
          <table:table-cell table:number-columns-repeated="1015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formula="of:=[.A52]+273.15" office:value-type="float" office:value="320.15" calcext:value-type="float">
            <text:p>320.15</text:p>
          </table:table-cell>
          <table:table-cell table:style-name="ce2" office:value-type="float" office:value="4042.05" calcext:value-type="float">
            <text:p>4042.05</text:p>
          </table:table-cell>
          <table:table-cell table:style-name="ce3" table:formula="of:=EXP( ([.I52] - [.H52]/2)^(1/3) - ([.I52] + [.H52]/2)^(1/3)  )" office:value-type="float" office:value="4042.04914061098" calcext:value-type="float">
            <text:p>4042.04914061098</text:p>
          </table:table-cell>
          <table:table-cell table:formula="of:=([.D52]-[.C52])^2" office:value-type="float" office:value="0.00000073854948805138" calcext:value-type="float">
            <text:p>7.38549488051378E-07</text:p>
          </table:table-cell>
          <table:table-cell/>
          <table:table-cell table:style-name="ce3" table:formula="of:=1/([.$E$1]+[.$E$2]*LN([.C52])+[.$E$3]*LN([.C52])^3) -273.15" office:value-type="float" office:value="46.99999449359" calcext:value-type="float">
            <text:p>46.99999449359</text:p>
          </table:table-cell>
          <table:table-cell table:formula="of:=1/[.$E$3]*([.$E$1]-(1/([.A52]+273.15)))" office:value-type="float" office:value="-26756.2395842941" calcext:value-type="float">
            <text:p>-26756.2395842941</text:p>
          </table:table-cell>
          <table:table-cell table:formula="of:=SQRT( ([.$E$2]/3/[.$E$3])^3 + [.H52]*[.H52]/4)" office:value-type="float" office:value="36603.7053596225" calcext:value-type="float">
            <text:p>36603.7053596225</text:p>
          </table:table-cell>
          <table:table-cell table:number-columns-repeated="1015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formula="of:=[.A53]+273.15" office:value-type="float" office:value="321.15" calcext:value-type="float">
            <text:p>321.15</text:p>
          </table:table-cell>
          <table:table-cell table:style-name="ce2" office:value-type="float" office:value="3889.38" calcext:value-type="float">
            <text:p>3889.38</text:p>
          </table:table-cell>
          <table:table-cell table:style-name="ce3" table:formula="of:=EXP( ([.I53] - [.H53]/2)^(1/3) - ([.I53] + [.H53]/2)^(1/3)  )" office:value-type="float" office:value="3889.37808661057" calcext:value-type="float">
            <text:p>3889.37808661057</text:p>
          </table:table-cell>
          <table:table-cell table:formula="of:=([.D53]-[.C53])^2" office:value-type="float" office:value="0.00000366105911171038" calcext:value-type="float">
            <text:p>3.66105911171038E-06</text:p>
          </table:table-cell>
          <table:table-cell/>
          <table:table-cell table:style-name="ce3" table:formula="of:=1/([.$E$1]+[.$E$2]*LN([.C53])+[.$E$3]*LN([.C53])^3) -273.15" office:value-type="float" office:value="47.9999871865864" calcext:value-type="float">
            <text:p>47.9999871865864</text:p>
          </table:table-cell>
          <table:table-cell table:formula="of:=1/[.$E$3]*([.$E$1]-(1/([.A53]+273.15)))" office:value-type="float" office:value="-26626.9148360011" calcext:value-type="float">
            <text:p>-26626.9148360011</text:p>
          </table:table-cell>
          <table:table-cell table:formula="of:=SQRT( ([.$E$2]/3/[.$E$3])^3 + [.H53]*[.H53]/4)" office:value-type="float" office:value="36580.1217234434" calcext:value-type="float">
            <text:p>36580.1217234434</text:p>
          </table:table-cell>
          <table:table-cell table:number-columns-repeated="1015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formula="of:=[.A54]+273.15" office:value-type="float" office:value="322.15" calcext:value-type="float">
            <text:p>322.15</text:p>
          </table:table-cell>
          <table:table-cell table:style-name="ce2" office:value-type="float" office:value="3743.29" calcext:value-type="float">
            <text:p>3743.29</text:p>
          </table:table-cell>
          <table:table-cell table:style-name="ce3" table:formula="of:=EXP( ([.I54] - [.H54]/2)^(1/3) - ([.I54] + [.H54]/2)^(1/3)  )" office:value-type="float" office:value="3743.2869669025" calcext:value-type="float">
            <text:p>3743.2869669025</text:p>
          </table:table-cell>
          <table:table-cell table:formula="of:=([.D54]-[.C54])^2" office:value-type="float" office:value="0.00000919968044490174" calcext:value-type="float">
            <text:p>9.19968044490174E-06</text:p>
          </table:table-cell>
          <table:table-cell/>
          <table:table-cell table:style-name="ce3" table:formula="of:=1/([.$E$1]+[.$E$2]*LN([.C54])+[.$E$3]*LN([.C54])^3) -273.15" office:value-type="float" office:value="48.999978775858" calcext:value-type="float">
            <text:p>48.999978775858</text:p>
          </table:table-cell>
          <table:table-cell table:formula="of:=1/[.$E$3]*([.$E$1]-(1/([.A54]+273.15)))" office:value-type="float" office:value="-26498.3929729994" calcext:value-type="float">
            <text:p>-26498.3929729994</text:p>
          </table:table-cell>
          <table:table-cell table:formula="of:=SQRT( ([.$E$2]/3/[.$E$3])^3 + [.H54]*[.H54]/4)" office:value-type="float" office:value="36556.7827416322" calcext:value-type="float">
            <text:p>36556.7827416322</text:p>
          </table:table-cell>
          <table:table-cell table:number-columns-repeated="1015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formula="of:=[.A55]+273.15" office:value-type="float" office:value="323.15" calcext:value-type="float">
            <text:p>323.15</text:p>
          </table:table-cell>
          <table:table-cell table:style-name="ce2" office:value-type="float" office:value="3603.46" calcext:value-type="float">
            <text:p>3603.46</text:p>
          </table:table-cell>
          <table:table-cell table:style-name="ce3" table:formula="of:=EXP( ([.I55] - [.H55]/2)^(1/3) - ([.I55] + [.H55]/2)^(1/3)  )" office:value-type="float" office:value="3603.45999562875" calcext:value-type="float">
            <text:p>3603.45999562875</text:p>
          </table:table-cell>
          <table:table-cell table:formula="of:=([.D55]-[.C55])^2" office:value-type="float" office:value="0.00000000001910782495" calcext:value-type="float">
            <text:p>1.9107824949064E-11</text:p>
          </table:table-cell>
          <table:table-cell/>
          <table:table-cell table:style-name="ce3" table:formula="of:=1/([.$E$1]+[.$E$2]*LN([.C55])+[.$E$3]*LN([.C55])^3) -273.15" office:value-type="float" office:value="49.9999999680455" calcext:value-type="float">
            <text:p>49.9999999680455</text:p>
          </table:table-cell>
          <table:table-cell table:formula="of:=1/[.$E$3]*([.$E$1]-(1/([.A55]+273.15)))" office:value-type="float" office:value="-26370.6665416115" calcext:value-type="float">
            <text:p>-26370.6665416115</text:p>
          </table:table-cell>
          <table:table-cell table:formula="of:=SQRT( ([.$E$2]/3/[.$E$3])^3 + [.H55]*[.H55]/4)" office:value-type="float" office:value="36533.6854196677" calcext:value-type="float">
            <text:p>36533.685419667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5:.E55])" office:value-type="float" office:value="0.315779130378108" calcext:value-type="float">
            <text:p>0.3157791303781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://www.thinksrs.com/downloads/programs/Therm%20Calc/NTCCalibrator/NTCcalculator.htm" xlink:type="simple">http://www.thinksrs.com/downloads/programs/Therm%20Calc/NTCCalibrator/NTCcalculator.htm</text:a>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scientific-number number:decimal-places="9" number:min-decimal-places="9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7:35:03.268102372</meta:creation-date>
    <dc:date>2024-07-31T15:35:25.410847013</dc:date>
    <meta:editing-duration>PT10M48S</meta:editing-duration>
    <meta:editing-cycles>4</meta:editing-cycles>
    <meta:generator>LibreOffice/7.3.7.2$Linux_X86_64 LibreOffice_project/30$Build-2</meta:generator>
    <meta:document-statistic meta:table-count="1" meta:cell-count="4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17.692cm" xlink:href=".." xlink:type="simple" chart:class="chart:scatter" chart:style-name="ch1">
        <chart:legend chart:legend-position="end" svg:x="12.922cm" svg:y="8.298cm" style:legend-expansion="high" chart:style-name="ch2"/>
        <chart:plot-area chart:style-name="ch3" table:cell-range-address="Sheet1.A4:Sheet1.A55 Sheet1.C4:Sheet1.D55" chart:data-source-has-labels="row" svg:x="0.319cm" svg:y="0.353cm" svg:width="12.284cm" svg:height="16.986cm">
          <chart:coordinate-region svg:x="1.496cm" svg:y="0.552cm" svg:width="10.92cm" svg:height="16.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5" chart:label-cell-address="Sheet1.C4:Sheet1.C4" chart:class="chart:scatter">
            <chart:domain table:cell-range-address="Sheet1.A5:Sheet1.A55"/>
            <chart:data-point chart:repeated="51"/>
          </chart:series>
          <chart:series chart:style-name="ch8" chart:values-cell-range-address="Sheet1.D5:Sheet1.D55" chart:label-cell-address="Sheet1.D4:Sheet1.D4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Sheet1.C4:Sheet1.C4</svg:desc>
                </draw:g>
              </table:table-cell>
              <table:table-cell office:value-type="string">
                <text:p>Fit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32739.8">
                <text:p>32739.8</text:p>
                <draw:g>
                  <svg:desc>Sheet1.C5:Sheet1.C55</svg:desc>
                </draw:g>
              </table:table-cell>
              <table:table-cell office:value-type="float" office:value="32739.7999497774">
                <text:p>32739.7999497774</text:p>
                <draw:g>
                  <svg:desc>Sheet1.D5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109.2">
                <text:p>31109.2</text:p>
              </table:table-cell>
              <table:table-cell office:value-type="float" office:value="31109.1733262675">
                <text:p>31109.1733262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569.5">
                <text:p>29569.5</text:p>
              </table:table-cell>
              <table:table-cell office:value-type="float" office:value="29569.3749572604">
                <text:p>29569.3749572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115">
                <text:p>28115</text:p>
              </table:table-cell>
              <table:table-cell office:value-type="float" office:value="28114.8498952219">
                <text:p>28114.849895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740.6">
                <text:p>26740.6</text:p>
              </table:table-cell>
              <table:table-cell office:value-type="float" office:value="26740.4114732971">
                <text:p>26740.41147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441.4">
                <text:p>25441.4</text:p>
              </table:table-cell>
              <table:table-cell office:value-type="float" office:value="25441.2150879085">
                <text:p>25441.2150879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212.9">
                <text:p>24212.9</text:p>
              </table:table-cell>
              <table:table-cell office:value-type="float" office:value="24212.7339706665">
                <text:p>24212.7339706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050.9">
                <text:p>23050.9</text:p>
              </table:table-cell>
              <table:table-cell office:value-type="float" office:value="23050.7367896524">
                <text:p>23050.736789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951.4">
                <text:p>21951.4</text:p>
              </table:table-cell>
              <table:table-cell office:value-type="float" office:value="21951.2669337025">
                <text:p>21951.2669337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910.8">
                <text:p>20910.8</text:p>
              </table:table-cell>
              <table:table-cell office:value-type="float" office:value="20910.623345666">
                <text:p>20910.623345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925.5">
                <text:p>19925.5</text:p>
              </table:table-cell>
              <table:table-cell office:value-type="float" office:value="19925.3427818675">
                <text:p>19925.3427818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992.3">
                <text:p>18992.3</text:p>
              </table:table-cell>
              <table:table-cell office:value-type="float" office:value="18992.1833852703">
                <text:p>18992.1833852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108.2">
                <text:p>18108.2</text:p>
              </table:table-cell>
              <table:table-cell office:value-type="float" office:value="18108.1094691939">
                <text:p>18108.1094691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270.4">
                <text:p>17270.4</text:p>
              </table:table-cell>
              <table:table-cell office:value-type="float" office:value="17270.2774169893">
                <text:p>17270.2774169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476.1">
                <text:p>16476.1</text:p>
              </table:table-cell>
              <table:table-cell office:value-type="float" office:value="16476.02261087">
                <text:p>16476.02261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722.9">
                <text:p>15722.9</text:p>
              </table:table-cell>
              <table:table-cell office:value-type="float" office:value="15722.8473102241">
                <text:p>15722.8473102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08.5">
                <text:p>15008.5</text:p>
              </table:table-cell>
              <table:table-cell office:value-type="float" office:value="15008.409406242">
                <text:p>15008.409406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330.6">
                <text:p>14330.6</text:p>
              </table:table-cell>
              <table:table-cell office:value-type="float" office:value="14330.5119856454">
                <text:p>14330.5119856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687.1">
                <text:p>13687.1</text:p>
              </table:table-cell>
              <table:table-cell office:value-type="float" office:value="13687.0936417453">
                <text:p>13687.0936417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076.3">
                <text:p>13076.3</text:p>
              </table:table-cell>
              <table:table-cell office:value-type="float" office:value="13076.2194760347">
                <text:p>13076.2194760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496.1">
                <text:p>12496.1</text:p>
              </table:table-cell>
              <table:table-cell office:value-type="float" office:value="12496.0727380807">
                <text:p>12496.0727380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945">
                <text:p>11945</text:p>
              </table:table-cell>
              <table:table-cell office:value-type="float" office:value="11944.9470556527">
                <text:p>11944.9470556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421.3">
                <text:p>11421.3</text:p>
              </table:table-cell>
              <table:table-cell office:value-type="float" office:value="11421.2392108437">
                <text:p>11421.2392108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923.4">
                <text:p>10923.4</text:p>
              </table:table-cell>
              <table:table-cell office:value-type="float" office:value="10923.4424214479">
                <text:p>10923.4424214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450.1">
                <text:p>10450.1</text:p>
              </table:table-cell>
              <table:table-cell office:value-type="float" office:value="10450.1400900643">
                <text:p>10450.1400900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9999.9999863465">
                <text:p>9999.9999863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571.77">
                <text:p>9571.77</text:p>
              </table:table-cell>
              <table:table-cell office:value-type="float" office:value="9571.7688305127">
                <text:p>9571.7688305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64.26">
                <text:p>9164.26</text:p>
              </table:table-cell>
              <table:table-cell office:value-type="float" office:value="9164.26724871934">
                <text:p>9164.26724871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76.38">
                <text:p>8776.38</text:p>
              </table:table-cell>
              <table:table-cell office:value-type="float" office:value="8776.38507316812">
                <text:p>8776.38507316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407.07">
                <text:p>8407.07</text:p>
              </table:table-cell>
              <table:table-cell office:value-type="float" office:value="8407.07696191679">
                <text:p>8407.0769619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055.35">
                <text:p>8055.35</text:p>
              </table:table-cell>
              <table:table-cell office:value-type="float" office:value="8055.3583152789">
                <text:p>8055.3583152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720.3">
                <text:p>7720.3</text:p>
              </table:table-cell>
              <table:table-cell office:value-type="float" office:value="7720.3014674681">
                <text:p>7720.3014674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401.03">
                <text:p>7401.03</text:p>
              </table:table-cell>
              <table:table-cell office:value-type="float" office:value="7401.03213376415">
                <text:p>7401.03213376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096.72">
                <text:p>7096.72</text:p>
              </table:table-cell>
              <table:table-cell office:value-type="float" office:value="7096.72609497467">
                <text:p>7096.72609497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806.6">
                <text:p>6806.6</text:p>
              </table:table-cell>
              <table:table-cell office:value-type="float" office:value="6806.60610233847">
                <text:p>6806.60610233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529.94">
                <text:p>6529.94</text:p>
              </table:table-cell>
              <table:table-cell office:value-type="float" office:value="6529.93898728639">
                <text:p>6529.93898728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266.03">
                <text:p>6266.03</text:p>
              </table:table-cell>
              <table:table-cell office:value-type="float" office:value="6266.03296163541">
                <text:p>6266.03296163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014.23">
                <text:p>6014.23</text:p>
              </table:table-cell>
              <table:table-cell office:value-type="float" office:value="6014.23509487224">
                <text:p>6014.23509487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773.93">
                <text:p>5773.93</text:p>
              </table:table-cell>
              <table:table-cell office:value-type="float" office:value="5773.92895616686">
                <text:p>5773.92895616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544.53">
                <text:p>5544.53</text:p>
              </table:table-cell>
              <table:table-cell office:value-type="float" office:value="5544.5324096725">
                <text:p>5544.5324096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325.5">
                <text:p>5325.5</text:p>
              </table:table-cell>
              <table:table-cell office:value-type="float" office:value="5325.49555250717">
                <text:p>5325.49555250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16.3">
                <text:p>5116.3</text:p>
              </table:table-cell>
              <table:table-cell office:value-type="float" office:value="5116.29878559111">
                <text:p>5116.29878559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916.46">
                <text:p>4916.46</text:p>
              </table:table-cell>
              <table:table-cell office:value-type="float" office:value="4916.45100822764">
                <text:p>4916.45100822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25.49">
                <text:p>4725.49</text:p>
              </table:table-cell>
              <table:table-cell office:value-type="float" office:value="4725.48792797955">
                <text:p>4725.48792797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42.98">
                <text:p>4542.98</text:p>
              </table:table-cell>
              <table:table-cell office:value-type="float" office:value="4542.97047800081">
                <text:p>4542.97047800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368.49">
                <text:p>4368.49</text:p>
              </table:table-cell>
              <table:table-cell office:value-type="float" office:value="4368.48333455071">
                <text:p>4368.48333455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201.64">
                <text:p>4201.64</text:p>
              </table:table-cell>
              <table:table-cell office:value-type="float" office:value="4201.63352793599">
                <text:p>4201.63352793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042.05">
                <text:p>4042.05</text:p>
              </table:table-cell>
              <table:table-cell office:value-type="float" office:value="4042.04914061098">
                <text:p>4042.04914061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889.38">
                <text:p>3889.38</text:p>
              </table:table-cell>
              <table:table-cell office:value-type="float" office:value="3889.37808661057">
                <text:p>3889.378086610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743.29">
                <text:p>3743.29</text:p>
              </table:table-cell>
              <table:table-cell office:value-type="float" office:value="3743.2869669025">
                <text:p>3743.2869669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03.46">
                <text:p>3603.46</text:p>
              </table:table-cell>
              <table:table-cell office:value-type="float" office:value="3603.45999562875">
                <text:p>3603.4599956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